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B_5f_Table">
      <style:graphic-properties draw:textarea-horizontal-align="justify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DB_5f_ColumList">
      <style:graphic-properties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0c0c0" draw:textarea-horizontal-align="justify" draw:textarea-vertical-align="top" draw:auto-grow-height="false"/>
    </style:style>
    <style:style style:name="gr7" style:family="graphic" style:parent-style-name="DB_5f_Comment">
      <style:graphic-properties draw:textarea-horizontal-align="justify" draw:textarea-vertical-align="middle" draw:auto-grow-height="false"/>
    </style:style>
    <style:style style:name="gr8" style:family="graphic" style:parent-style-name="DB_5f_Comment_5f_Connector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top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2" style:family="graphic" style:parent-style-name="Form_5f_Input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4" style:family="graphic" style:parent-style-name="standard">
      <style:graphic-properties draw:fill="none" draw:textarea-horizontal-align="justify" draw:textarea-vertical-align="middle" draw:auto-grow-height="false"/>
    </style:style>
    <style:style style:name="gr15" style:family="graphic" style:parent-style-name="Form_5f_Input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36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none" fo:min-height="5.034cm"/>
    </style:style>
    <style:style style:name="gr23" style:family="graphic" style:parent-style-name="standard">
      <style:graphic-properties draw:stroke="none" draw:fill="none" fo:min-height="2.545cm"/>
    </style:style>
    <style:style style:name="gr24" style:family="graphic" style:parent-style-name="standard">
      <style:graphic-properties draw:stroke="none" draw:fill="none" fo:min-height="9.24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767cm"/>
    </style:style>
    <style:style style:name="gr27" style:family="graphic" style:parent-style-name="Form_5f_Input">
      <style:graphic-properties draw:fill="solid" draw:fill-color="#ffffff" draw:textarea-horizontal-align="justify" draw:textarea-vertical-align="middle" draw:auto-grow-height="false"/>
    </style:style>
    <style:style style:name="gr28" style:family="graphic" style:parent-style-name="DB_5f_Table">
      <style:graphic-properties draw:fill="solid" draw:textarea-horizontal-align="justify" draw:auto-grow-height="false"/>
    </style:style>
    <style:style style:name="gr29" style:family="graphic" style:parent-style-name="standard">
      <style:graphic-properties draw:fill="solid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6.7000007629395pt"/>
    </style:style>
    <style:style style:name="P3" style:family="paragraph">
      <style:paragraph-properties fo:text-align="center"/>
      <style:text-properties fo:font-size="38.9000015258789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46.7000007629395pt" style:font-size-asian="12pt" style:font-size-complex="12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text-align="center"/>
      <style:text-properties fo:font-size="10pt"/>
    </style:style>
    <style:style style:name="P9" style:family="paragraph">
      <style:text-properties fo:font-size="20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text-properties fo:color="#ff0000" fo:font-size="10pt" style:font-size-asian="10pt" style:font-size-complex="10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18pt"/>
    </style:style>
    <style:style style:name="P16" style:family="paragraph">
      <style:text-properties fo:font-size="10pt"/>
    </style:style>
    <style:style style:name="T1" style:family="text">
      <style:text-properties fo:font-size="46.7000007629395pt"/>
    </style:style>
    <style:style style:name="T2" style:family="text">
      <style:text-properties fo:font-size="38.9000015258789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/>
    </style:style>
    <style:style style:name="T5" style:family="text">
      <style:text-properties fo:font-size="12pt"/>
    </style:style>
    <style:style style:name="T6" style:family="text">
      <style:text-properties fo:font-size="10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2pt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ff0000" fo:font-size="10pt" style:font-size-asian="10pt" style:font-size-complex="10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id="id2" draw:layer="layout" svg:width="16.7cm" svg:height="17.593cm" svg:x="42.741cm" svg:y="63.552cm"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16.7cm" svg:height="9.774cm" svg:x="62.581cm" svg:y="46.98cm">
          <text:p text:style-name="P1"><text:span text:style-name="T1">so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16.7cm" svg:height="9.774cm" svg:x="62.581cm" svg:y="29.144cm">
          <text:p text:style-name="P1"><text:span text:style-name="T1">album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0.931cm" svg:y1="56.754cm" svg:x2="51.091cm" svg:y2="63.552cm" draw:start-shape="id1" draw:start-glue-point="2" draw:end-shape="id2" svg:d="m70931 56754v3399h-19840v3399">
          <text:p/>
        </draw:connector>
        <draw:connector draw:style-name="gr2" draw:text-style-name="P1" draw:layer="layout" svg:x1="70.931cm" svg:y1="38.918cm" svg:x2="70.931cm" svg:y2="46.98cm" draw:start-shape="id3" draw:end-shape="id1" draw:end-glue-point="0" svg:d="m70931 38918v8062">
          <text:p/>
        </draw:connector>
        <draw:custom-shape draw:style-name="gr1" draw:text-style-name="P2" draw:id="id4" draw:layer="layout" svg:width="14.621cm" svg:height="9.774cm" svg:x="63.616cm" svg:y="8.811cm">
          <text:p text:style-name="P1"><text:span text:style-name="T1">artis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0.926cm" svg:y1="18.585cm" svg:x2="70.931cm" svg:y2="29.144cm" draw:start-shape="id4" draw:end-shape="id3" draw:end-glue-point="0" svg:d="m70926 18585v5280h5v5279">
          <text:p/>
        </draw:connector>
        <draw:custom-shape draw:style-name="gr3" draw:text-style-name="P3" draw:layer="layout" svg:width="14.408cm" svg:height="12.647cm" svg:x="44.027cm" svg:y="66.535cm">
          <text:p text:style-name="P1"><text:span text:style-name="T2">hash</text:span></text:p>
          <text:p text:style-name="P1"><text:span text:style-name="T2">pat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408cm" svg:height="4.836cm" svg:x="63.549cm" svg:y="49.963cm">
          <text:p text:style-name="P1"><text:span text:style-name="T2">name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408cm" svg:height="4.836cm" svg:x="63.616cm" svg:y="32.268cm">
          <text:p text:style-name="P1"><text:span text:style-name="T2">name</text:span></text:p>
          <text:p text:style-name="P1"><text:span text:style-name="T2">releasedD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329cm" svg:height="4.836cm" svg:x="64.58cm" svg:y="12.028cm">
          <text:p text:style-name="P1"><text:span text:style-name="T2">name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16.7cm" svg:height="9.774cm" svg:x="26.041cm" svg:y="46.733cm">
          <text:p text:style-name="P1"><text:span text:style-name="T1">fol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408cm" svg:height="5.168cm" svg:x="27.327cm" svg:y="49.384cm">
          <text:p text:style-name="P1"><text:span text:style-name="T2">hash</text:span></text:p>
          <text:p text:style-name="P1"><text:span text:style-name="T2">path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4.391cm" svg:y1="46.733cm" svg:x2="62.581cm" svg:y2="34.031cm" draw:start-shape="id5" draw:start-glue-point="0" draw:end-shape="id3" draw:end-glue-point="3" svg:d="m34391 46733v-12702h28190">
          <text:p/>
        </draw:connector>
        <draw:connector draw:style-name="gr2" draw:text-style-name="P1" draw:layer="layout" svg:x1="34.391cm" svg:y1="46.733cm" svg:x2="70.926cm" svg:y2="18.585cm" draw:start-shape="id5" draw:start-glue-point="0" draw:end-shape="id4" svg:d="m34391 46733v-16824h36535v-11324">
          <text:p/>
        </draw:connector>
        <draw:connector draw:style-name="gr2" draw:text-style-name="P1" draw:layer="layout" svg:x1="51.091cm" svg:y1="63.552cm" svg:x2="34.391cm" svg:y2="56.507cm" draw:start-shape="id2" draw:start-glue-point="0" draw:end-shape="id5" draw:end-glue-point="2" svg:d="m51091 63552v-3523h-16700v-3522">
          <text:p/>
        </draw:connector>
        <draw:connector draw:style-name="gr2" draw:text-style-name="P1" draw:layer="layout" svg:x1="79.281cm" svg:y1="51.867cm" svg:x2="78.237cm" svg:y2="13.698cm" draw:start-shape="id1" draw:start-glue-point="1" draw:end-shape="id4" draw:end-glue-point="1" svg:d="m79281 51867h3000v-38169h-4044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5" draw:text-style-name="P5" draw:layer="layout" svg:width="15.797cm" svg:height="21.734cm" svg:x="20cm" svg:y="1.266cm">
          <text:list text:style-name="L1">
            <text:list-item>
              <text:p text:style-name="P4"><text:span text:style-name="T3">All songs from artistX; showing which are available</text:span></text:p>
            </text:list-item>
            <text:list-item>
              <text:p text:style-name="P4"><text:span text:style-name="T3">All songs from recrodY; showing which are available</text:span></text:p>
            </text:list-item>
            <text:list-item>
              <text:p text:style-name="P4"><text:span text:style-name="T3">Infos about artistX</text:span></text:p>
            </text:list-item>
            <text:list-item>
              <text:p text:style-name="P4"><text:span text:style-name="T3">Infos about recordY</text:span></text:p>
            </text:list-item>
            <text:list-item>
              <text:p text:style-name="P4"><text:span text:style-name="T3">Infos about songZ</text:span></text:p>
              <text:p text:style-name="P4"><text:span text:style-name="T3"/></text:p>
            </text:list-item>
            <text:list-item>
              <text:p text:style-name="P4"><text:span text:style-name="T3">Which artists/albums/songs are in CollectionA? Which are availabl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3.5cm" svg:height="11.5cm" svg:x="4cm" svg:y="4cm">
          <text:list text:style-name="L1">
            <text:list-item>
              <text:p text:style-name="P4"><text:span text:style-name="T3">All songs from artistX</text:span></text:p>
            </text:list-item>
            <text:list-item>
              <text:p text:style-name="P4"><text:span text:style-name="T3">All songs from recrodY</text:span></text:p>
            </text:list-item>
            <text:list-item>
              <text:p text:style-name="P4"><text:span text:style-name="T3">Infos about artistX</text:span></text:p>
            </text:list-item>
            <text:list-item>
              <text:p text:style-name="P4"><text:span text:style-name="T3">Infos about recordY</text:span></text:p>
            </text:list-item>
            <text:list-item>
              <text:p text:style-name="P4"><text:span text:style-name="T3">Infos about songZ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mplete model" draw:style-name="dp1" draw:master-page-name="Default">
        <draw:custom-shape draw:style-name="gr6" draw:text-style-name="P6" draw:layer="layout" svg:width="30cm" svg:height="26cm" svg:x="5.5cm" svg:y="2cm">
          <text:p text:style-name="P1"><text:span text:style-name="T4">Inform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3.1cm" svg:height="11cm" svg:x="9.4cm" svg:y="31.5cm">
          <text:p text:style-name="P1"><text:span text:style-name="T4">FileStor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8" draw:layer="layout" svg:width="4cm" svg:height="3.498cm" svg:x="23cm" svg:y="34.8cm">
          <text:p text:style-name="P1"><text:span text:style-name="T5">fil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6" draw:layer="layout" svg:width="4cm" svg:height="2.5cm" svg:x="16cm" svg:y="23.663cm">
          <text:p text:style-name="P1"><text:span text:style-name="T5">song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10" draw:layer="layout" svg:width="4cm" svg:height="3.097cm" svg:x="16cm" svg:y="14.203cm">
          <text:p text:style-name="P1"><text:span text:style-name="T5">recor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cm" svg:y1="26.163cm" svg:x2="18.251cm" svg:y2="32.5cm" draw:start-shape="id6" draw:start-glue-point="2" draw:end-shape="id7" svg:d="m18000 26163v3169h251v3168">
          <text:p/>
        </draw:connector>
        <draw:custom-shape draw:style-name="gr1" draw:text-style-name="P7" draw:id="id16" draw:layer="layout" svg:width="3.502cm" svg:height="2.5cm" svg:x="16.248cm" svg:y="9.1cm">
          <text:p text:style-name="P1"><text:span text:style-name="T5">artist/band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2.236cm" svg:x="23.308cm" svg:y="35.557cm">
          <text:p text:style-name="P1"><text:span text:style-name="T6">hash</text:span></text:p>
          <text:p text:style-name="P1"><text:span text:style-name="T6">path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237cm" svg:x="16.232cm" svg:y="24.426cm">
          <text:p text:style-name="P1"><text:span text:style-name="T6">nam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3" draw:layer="layout" svg:width="3.451cm" svg:height="1.8cm" svg:x="16.248cm" svg:y="15cm">
          <text:p text:style-name="P1"><text:span text:style-name="T6">name</text:span></text:p>
          <text:p text:style-name="P1"><text:span text:style-name="T6">release_date</text:span></text:p>
          <text:p text:style-name="P1"><text:span text:style-name="T6">Type</text:span></text:p>
          <text:p text:style-name="P1"><text:span text:style-name="T6">Label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653cm" svg:height="0.679cm" svg:x="16.479cm" svg:y="9.923cm">
          <text:p text:style-name="P1"><text:span text:style-name="T6">nam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1" draw:text-style-name="P7" draw:id="id9" draw:layer="layout" svg:width="4cm" svg:height="2.5cm" svg:x="15.9cm" svg:y="39.3cm">
          <text:p text:style-name="P1"><text:span text:style-name="T5">folder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322cm" svg:x="16.208cm" svg:y="39.978cm">
          <text:p text:style-name="P1"><text:span text:style-name="T6">hash</text:span></text:p>
          <text:p text:style-name="P1"><text:span text:style-name="T6">path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5cm" svg:y1="38.298cm" svg:x2="17.9cm" svg:y2="39.3cm" draw:start-shape="id8" draw:start-glue-point="2" draw:end-shape="id9" svg:d="m25000 38298v501h-7100v501">
          <text:p/>
        </draw:connector>
        <draw:custom-shape draw:style-name="gr1" draw:text-style-name="P7" draw:id="id7" draw:layer="layout" svg:width="3.502cm" svg:height="1.5cm" svg:x="16.5cm" svg:y="32.5cm">
          <text:p text:style-name="P1"><text:span text:style-name="T5">contains song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251cm" svg:y1="34cm" svg:x2="25cm" svg:y2="34.8cm" draw:start-shape="id7" draw:start-glue-point="2" draw:end-shape="id8" draw:end-glue-point="0" svg:d="m18251 34000v501h3250v-202h3499v501">
          <text:p/>
        </draw:connector>
        <draw:custom-shape draw:style-name="gr1" draw:text-style-name="P7" draw:id="id11" draw:layer="layout" svg:width="3.502cm" svg:height="1.797cm" svg:x="20.38cm" svg:y="17.4cm">
          <text:p text:style-name="P1"><text:span text:style-name="T5">record_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1.754cm" svg:height="0.832cm" svg:x="21.1cm" svg:y="18.199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15.751cm" svg:x2="22.131cm" svg:y2="17.4cm" draw:start-shape="id10" draw:start-glue-point="1" draw:end-shape="id11" draw:end-glue-point="0" svg:d="m20000 15751h2131v1649">
          <text:p/>
        </draw:connector>
        <draw:custom-shape draw:style-name="gr1" draw:text-style-name="P1" draw:id="id12" draw:layer="layout" svg:width="3.5cm" svg:height="2cm" svg:x="6.2cm" svg:y="14.737cm">
          <text:p text:style-name="P1">Collection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754cm" svg:height="0.832cm" svg:x="6.946cm" svg:y="15.6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13" draw:layer="layout" svg:width="2.002cm" svg:height="1cm" svg:x="12.098cm" svg:y="9.862cm">
          <text:p text:style-name="P1"><text:span text:style-name="T5">is in coll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14" draw:layer="layout" svg:width="2.002cm" svg:height="1cm" svg:x="11.6cm" svg:y="15.251cm">
          <text:p text:style-name="P1"><text:span text:style-name="T5">is in coll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15" draw:layer="layout" svg:width="2.002cm" svg:height="1cm" svg:x="12.1cm" svg:y="24.428cm">
          <text:p text:style-name="P1"><text:span text:style-name="T5">is in col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7cm" svg:y1="15.737cm" svg:x2="12.098cm" svg:y2="10.362cm" draw:start-shape="id12" draw:start-glue-point="1" draw:end-shape="id13" draw:end-glue-point="3" svg:d="m9700 15737h1199v-5375h1199">
          <text:p/>
        </draw:connector>
        <draw:connector draw:style-name="gr2" draw:text-style-name="P1" draw:layer="layout" svg:x1="9.7cm" svg:y1="15.737cm" svg:x2="11.6cm" svg:y2="15.751cm" draw:start-shape="id12" draw:start-glue-point="1" draw:end-shape="id14" draw:end-glue-point="3" svg:d="m9700 15737h950v14h950">
          <text:p/>
        </draw:connector>
        <draw:connector draw:style-name="gr2" draw:text-style-name="P1" draw:layer="layout" svg:x1="9.7cm" svg:y1="15.737cm" svg:x2="12.1cm" svg:y2="24.928cm" draw:start-shape="id12" draw:start-glue-point="1" draw:end-shape="id15" draw:end-glue-point="3" svg:d="m9700 15737h1200v9191h1200">
          <text:p/>
        </draw:connector>
        <draw:connector draw:style-name="gr2" draw:text-style-name="P1" draw:layer="layout" svg:x1="14.1cm" svg:y1="10.362cm" svg:x2="16.248cm" svg:y2="10.35cm" draw:start-shape="id13" draw:start-glue-point="1" draw:end-shape="id16" draw:end-glue-point="3" svg:d="m14100 10362h1074v-12h1074">
          <text:p/>
        </draw:connector>
        <draw:connector draw:style-name="gr2" draw:text-style-name="P1" draw:layer="layout" svg:x1="13.602cm" svg:y1="15.751cm" svg:x2="16cm" svg:y2="15.751cm" draw:start-shape="id14" draw:start-glue-point="1" draw:end-shape="id10" draw:end-glue-point="3" svg:d="m13602 15751h2398">
          <text:p/>
        </draw:connector>
        <draw:connector draw:style-name="gr2" draw:text-style-name="P1" draw:layer="layout" svg:x1="14.102cm" svg:y1="24.928cm" svg:x2="16cm" svg:y2="24.913cm" draw:start-shape="id15" draw:start-glue-point="1" draw:end-shape="id6" draw:end-glue-point="3" svg:d="m14102 24928h949v-15h949">
          <text:p/>
        </draw:connector>
        <draw:custom-shape draw:style-name="gr7" draw:id="id17" draw:layer="layout" svg:width="10cm" svg:height="1.5cm" svg:x="6.5cm" svg:y="28.5cm">
          <text:p>A song can be available in multiple files (different qualities)</text:p>
          <text:p>Multiple songs can be in one mp3 file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1.5cm" svg:y1="30cm" svg:x2="16.5cm" svg:y2="33.25cm" draw:start-shape="id17" draw:start-glue-point="2" draw:end-shape="id7" svg:d="m11500 30000 5000 3250">
          <text:p/>
        </draw:connector>
        <draw:custom-shape draw:style-name="gr1" draw:text-style-name="P1" draw:id="id27" draw:layer="layout" svg:width="3cm" svg:height="2.5cm" svg:x="10.2cm" svg:y="35cm">
          <text:p text:style-name="P1">file_store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cm" svg:height="1.322cm" svg:x="10.7cm" svg:y="35.678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18" draw:layer="layout" svg:width="2.502cm" svg:height="0.807cm" svg:x="16.744cm" svg:y="12.1cm">
          <text:p text:style-name="P1"><text:span text:style-name="T5">Release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7.999cm" svg:y1="11.6cm" svg:x2="17.995cm" svg:y2="12.1cm" draw:start-shape="id16" draw:start-glue-point="2" draw:end-shape="id18" draw:end-glue-point="0" svg:d="m17999 11600-4 500">
          <text:p/>
        </draw:connector>
        <draw:connector draw:style-name="gr2" draw:text-style-name="P1" draw:layer="layout" draw:type="line" svg:x1="17.995cm" svg:y1="12.907cm" svg:x2="18cm" svg:y2="14.203cm" draw:start-shape="id18" draw:start-glue-point="2" draw:end-shape="id10" draw:end-glue-point="0" svg:d="m17995 12907 5 1296">
          <text:p/>
        </draw:connector>
        <draw:custom-shape draw:style-name="gr7" draw:id="id19" draw:layer="layout" svg:width="15cm" svg:height="2.176cm" svg:x="37cm" svg:y="11.5cm">
          <text:p>An artist can release multiple records</text:p>
          <text:p>A record can be released by multipe artists („Bob Marley and the Wailers“)</text:p>
          <text:p>(note that a record can be <text:span text:style-name="T7">release</text:span> by one group of artists and be <text:span text:style-name="T7">played</text:span> by another group)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9.246cm" svg:y1="12.503cm" svg:x2="37cm" svg:y2="12.588cm" draw:start-shape="id18" draw:start-glue-point="1" draw:end-shape="id19" draw:end-glue-point="3" svg:d="m19246 12503 17754 85">
          <text:p/>
        </draw:connector>
        <draw:custom-shape draw:style-name="gr1" draw:text-style-name="P1" draw:id="id21" draw:layer="layout" svg:width="3cm" svg:height="1.2cm" svg:x="23cm" svg:y="14cm">
          <text:p text:style-name="P1">Contributed</text:p>
          <text:p text:style-name="P1">to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9.802cm" svg:y1="6.138cm" svg:x2="24.5cm" svg:y2="14cm" draw:start-shape="id20" draw:start-glue-point="1" draw:end-shape="id21" draw:end-glue-point="0" svg:d="m19802 6138h4698v7862">
          <text:p/>
        </draw:connector>
        <draw:connector draw:style-name="gr2" draw:text-style-name="P1" draw:layer="layout" svg:x1="20cm" svg:y1="24.913cm" svg:x2="24.5cm" svg:y2="15.2cm" draw:start-shape="id6" draw:start-glue-point="1" draw:end-shape="id21" draw:end-glue-point="2" svg:d="m20000 24913h4500v-9713">
          <text:p/>
        </draw:connector>
        <draw:custom-shape draw:style-name="gr1" draw:text-style-name="P1" draw:id="id23" draw:layer="layout" svg:width="3cm" svg:height="1cm" svg:x="16.5cm" svg:y="21.4cm">
          <text:p text:style-name="P1">contains 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cm" svg:y1="17.3cm" svg:x2="17.993cm" svg:y2="18.6cm" draw:start-shape="id10" draw:start-glue-point="2" draw:end-shape="id22" draw:end-glue-point="0" svg:d="m18000 17300v649h-7v651">
          <text:p/>
        </draw:connector>
        <draw:connector draw:style-name="gr2" draw:text-style-name="P1" draw:layer="layout" svg:x1="18cm" svg:y1="22.4cm" svg:x2="18cm" svg:y2="23.663cm" draw:start-shape="id23" draw:start-glue-point="2" draw:end-shape="id6" draw:end-glue-point="0" svg:d="m18000 22400v1263">
          <text:p/>
        </draw:connector>
        <draw:custom-shape draw:style-name="gr7" draw:id="id24" draw:layer="layout" svg:width="16cm" svg:height="3.176cm" svg:x="37.056cm" svg:y="14.124cm">
          <text:p>An song can be played by multiple persons</text:p>
          <text:p>An person can play multiple songs</text:p>
          <text:p>Each person has a role in a song.</text:p>
          <text:p>A person may apear multiple times with different roles in one song</text:p>
          <text:p>(note that a record can be <text:span text:style-name="T7">release</text:span> by one group of artists and be <text:span text:style-name="T7">played</text:span> by another group of persons)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7.056cm" svg:y1="15.712cm" svg:x2="26cm" svg:y2="14.6cm" draw:start-shape="id24" draw:end-shape="id21" draw:end-glue-point="1" svg:d="m37056 15712-11056-1112">
          <text:p/>
        </draw:connector>
        <draw:custom-shape draw:style-name="gr1" draw:text-style-name="P7" draw:id="id25" draw:layer="layout" svg:width="4cm" svg:height="2.5cm" svg:x="20.9cm" svg:y="39.502cm">
          <text:p text:style-name="P1"><text:span text:style-name="T5">file_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322cm" svg:x="21.208cm" svg:y="40.18cm">
          <text:p text:style-name="P1"><text:span text:style-name="T6">hash</text:span></text:p>
          <text:p text:style-name="P1"><text:span text:style-name="T6">path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id="id26" draw:layer="layout" svg:x1="22.9cm" svg:y1="39cm" svg:x2="22.9cm" svg:y2="39.502cm" draw:end-shape="id25" draw:end-glue-point="0" svg:d="m22900 39000v502">
          <text:p/>
        </draw:connector>
        <draw:connector draw:style-name="gr2" draw:text-style-name="P1" draw:layer="layout" svg:x1="22.9cm" svg:y1="39.251cm" svg:x2="25cm" svg:y2="38.298cm" draw:start-shape="id26" draw:start-glue-point="0" draw:end-shape="id8" draw:end-glue-point="2" svg:d="m22900 39251h2100v-953">
          <text:p/>
        </draw:connector>
        <draw:custom-shape draw:style-name="gr1" draw:text-style-name="P1" draw:id="id28" draw:layer="layout" svg:width="2.5cm" svg:height="1.5cm" svg:x="13.8cm" svg:y="35.5cm">
          <text:p text:style-name="P1">available_i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2cm" svg:y1="36.25cm" svg:x2="13.8cm" svg:y2="36.25cm" draw:start-shape="id27" draw:start-glue-point="1" draw:end-shape="id28" draw:end-glue-point="3" svg:d="m13200 36250h600">
          <text:p/>
        </draw:connector>
        <draw:connector draw:style-name="gr2" draw:text-style-name="P1" draw:layer="layout" svg:x1="16.3cm" svg:y1="36.25cm" svg:x2="23cm" svg:y2="36.549cm" draw:start-shape="id28" draw:start-glue-point="1" draw:end-shape="id8" draw:end-glue-point="3" svg:d="m16300 36250h3350v299h3350">
          <text:p/>
        </draw:connector>
        <draw:custom-shape draw:style-name="gr1" draw:text-style-name="P7" draw:id="id22" draw:layer="layout" svg:width="3.502cm" svg:height="1.797cm" svg:x="16.242cm" svg:y="18.6cm">
          <text:p text:style-name="P1"><text:span text:style-name="T5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1.754cm" svg:height="0.832cm" svg:x="17.162cm" svg:y="19.299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.993cm" svg:y1="20.397cm" svg:x2="18cm" svg:y2="21.4cm" draw:start-shape="id22" draw:start-glue-point="2" draw:end-shape="id23" draw:end-glue-point="0" svg:d="m17993 20397v501h7v502">
          <text:p/>
        </draw:connector>
        <draw:custom-shape draw:style-name="gr1" draw:text-style-name="P7" draw:id="id31" draw:layer="layout" svg:width="3.502cm" svg:height="1.723cm" svg:x="16.498cm" svg:y="3.077cm">
          <text:p text:style-name="P1"><text:span text:style-name="T5">person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cm" svg:height="0.694cm" svg:x="17cm" svg:y="3.8cm">
          <text:p text:style-name="P1"><text:span text:style-name="T6">nam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1" draw:text-style-name="P7" draw:id="id29" draw:layer="layout" svg:width="2.002cm" svg:height="1.215cm" svg:x="16.998cm" svg:y="7.577cm">
          <text:p text:style-name="P1"><text:span text:style-name="T5">is in band/</text:span></text:p>
          <text:p text:style-name="P1"><text:span text:style-name="T5">Is an artis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051cm" svg:y1="7cm" svg:x2="17.899cm" svg:y2="7.577cm" draw:start-shape="id20" draw:start-glue-point="2" svg:d="m18051 7000v539h-152v38">
          <text:p/>
        </draw:connector>
        <draw:connector draw:style-name="gr2" draw:text-style-name="P1" draw:layer="layout" svg:x1="17.999cm" svg:y1="8.792cm" svg:x2="17.999cm" svg:y2="9.1cm" draw:start-shape="id29" draw:start-glue-point="2" draw:end-shape="id16" draw:end-glue-point="0" svg:d="m17999 8792v308">
          <text:p/>
        </draw:connector>
        <draw:custom-shape draw:style-name="gr1" draw:text-style-name="P1" draw:id="id30" draw:layer="layout" svg:width="2.5cm" svg:height="1.812cm" svg:x="25.5cm" svg:y="17.188cm">
          <text:p text:style-name="P1">role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59cm" svg:height="0.565cm" svg:x="26.085cm" svg:y="17.494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6cm" svg:y1="14.6cm" svg:x2="26.75cm" svg:y2="17.188cm" draw:start-shape="id21" draw:start-glue-point="1" draw:end-shape="id30" draw:end-glue-point="0" svg:d="m26000 14600h750v2588">
          <text:p/>
        </draw:connector>
        <draw:custom-shape draw:style-name="gr1" draw:text-style-name="P7" draw:id="id20" draw:layer="layout" svg:width="3.502cm" svg:height="1.723cm" svg:x="16.3cm" svg:y="5.277cm">
          <text:p text:style-name="P1"><text:span text:style-name="T5">pseudonym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cm" svg:height="0.694cm" svg:x="16.802cm" svg:y="6cm">
          <text:p text:style-name="P1"><text:span text:style-name="T6">nam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249cm" svg:y1="4.8cm" svg:x2="18.051cm" svg:y2="5.277cm" draw:start-shape="id31" draw:start-glue-point="2" draw:end-shape="id20" draw:end-glue-point="0" svg:d="m18249 4800v238h-198v239">
          <text:p/>
        </draw:connector>
        <draw:custom-shape draw:style-name="gr1" draw:text-style-name="P7" draw:layer="layout" svg:width="3.502cm" svg:height="4cm" svg:x="35cm" svg:y="3cm">
          <text:p text:style-name="P1"><text:span text:style-name="T8">record_type</text:span></text:p>
          <text:p text:style-name="P1"><text:span text:style-name="T5">Album</text:span></text:p>
          <text:p text:style-name="P1"><text:span text:style-name="T5">EP</text:span></text:p>
          <text:p text:style-name="P1"><text:span text:style-name="T5">Single</text:span></text:p>
          <text:p text:style-name="P1"><text:span text:style-name="T5">BestOf</text:span></text:p>
          <text:p text:style-name="P1"><text:span text:style-name="T5">Live</text:span></text:p>
          <text:p text:style-name="P1"><text:span text:style-name="T5">Sample</text:span></text:p>
          <text:p text:style-name="P1"><text:span text:style-name="T5">Movie s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2" draw:layer="layout" svg:width="3.5cm" svg:height="2.5cm" svg:x="6.5cm" svg:y="11cm">
          <text:p text:style-name="P1">Movie/</text:p>
          <text:p text:style-name="P1">Musical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754cm" svg:height="0.832cm" svg:x="7.246cm" svg:y="12.5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2cm" svg:x1="16cm" svg:y1="15.751cm" svg:x2="10cm" svg:y2="12.25cm" draw:start-shape="id10" draw:start-glue-point="3" draw:end-shape="id32" svg:d="m16000 15751h-1000v-3501h-5000">
          <text:p/>
        </draw:connector>
        <draw:custom-shape draw:style-name="gr1" draw:text-style-name="P1" draw:layer="layout" svg:width="4cm" svg:height="4.5cm" svg:x="39cm" svg:y="3cm">
          <text:p text:style-name="P1"><text:span text:style-name="T9">Role</text:span></text:p>
          <text:p text:style-name="P1">Lead singer</text:p>
          <text:p text:style-name="P1">Background singer</text:p>
          <text:p text:style-name="P1">1. Guitar</text:p>
          <text:p text:style-name="P1">2. Guitar</text:p>
          <text:p text:style-name="P1">Drums</text:p>
          <text:p text:style-name="P1">Bass</text:p>
          <text:p text:style-name="P1">Produc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33" draw:layer="layout" svg:width="3.5cm" svg:height="2cm" svg:x="6.5cm" svg:y="17.5cm">
          <text:p text:style-name="P1">Awards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754cm" svg:height="0.832cm" svg:x="7.246cm" svg:y="18.5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2cm" svg:x1="10cm" svg:y1="18.5cm" svg:x2="16cm" svg:y2="15.751cm" draw:start-shape="id33" draw:start-glue-point="1" draw:end-shape="id10" draw:end-glue-point="3" svg:d="m10000 18500h5000v-2749h1000">
          <text:p/>
        </draw:connector>
        <draw:custom-shape draw:style-name="gr1" draw:text-style-name="P1" draw:id="id34" draw:layer="layout" svg:width="3.5cm" svg:height="2.5cm" svg:x="10cm" svg:y="5.5cm">
          <text:p text:style-name="P1">Historic events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754cm" svg:height="0.832cm" svg:x="10.846cm" svg:y="6.346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876cm" svg:x1="13.5cm" svg:y1="6.75cm" svg:x2="16.248cm" svg:y2="10.35cm" draw:start-shape="id34" draw:end-shape="id16" draw:end-glue-point="3" svg:d="m13500 6750h2250v3600h498">
          <text:p/>
        </draw:connector>
        <draw:connector draw:style-name="gr2" draw:text-style-name="P1" draw:layer="layout" draw:line-skew="0.751cm" svg:x1="16.498cm" svg:y1="3.938cm" svg:x2="13.5cm" svg:y2="6.75cm" draw:start-shape="id31" draw:start-glue-point="3" draw:end-shape="id34" draw:end-glue-point="1" svg:d="m16498 3938h-748v2812h-2250">
          <text:p/>
        </draw:connector>
        <draw:custom-shape draw:style-name="gr1" draw:text-style-name="P1" draw:id="id35" draw:layer="layout" svg:width="3.5cm" svg:height="2.5cm" svg:x="6cm" svg:y="5.5cm">
          <text:p text:style-name="P1">event_type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253cm" svg:height="0.832cm" svg:x="6.604cm" svg:y="6.346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3.5cm" svg:x="43.5cm" svg:y="3cm">
          <text:p text:style-name="P1"><text:span text:style-name="T9">event_type</text:span></text:p>
          <text:p text:style-name="P1">memberEntry</text:p>
          <text:p text:style-name="P1">MemberDeparture</text:p>
          <text:p text:style-name="P1">MemberIllness</text:p>
          <text:p text:style-name="P1">MemberDeath</text:p>
          <text:p text:style-name="P1">Disband</text:p>
          <text:p text:style-name="P1">Reunite</text:p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5cm" svg:y1="6.75cm" svg:x2="10cm" svg:y2="6.75cm" draw:start-shape="id35" draw:start-glue-point="1" draw:end-shape="id34" draw:end-glue-point="3" svg:d="m9500 6750h500">
          <text:p/>
        </draw:connector>
        <draw:custom-shape draw:style-name="gr1" draw:text-style-name="P1" draw:id="id38" draw:layer="layout" svg:width="3.5cm" svg:height="2.5cm" svg:x="29.5cm" svg:y="8.5cm">
          <text:p text:style-name="P1">concer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3.938cm" svg:x2="26.998cm" svg:y2="6.75cm" draw:start-shape="id31" draw:start-glue-point="1" draw:end-shape="id36" draw:end-glue-point="3" svg:d="m20000 3938h3499v2812h3499">
          <text:p/>
        </draw:connector>
        <draw:connector draw:style-name="gr2" draw:text-style-name="P1" draw:layer="layout" svg:x1="22.498cm" svg:y1="10.328cm" svg:x2="19.75cm" svg:y2="10.35cm" draw:start-shape="id37" draw:end-shape="id16" draw:end-glue-point="1" svg:d="m22498 10328h-1374v22h-1374">
          <text:p/>
        </draw:connector>
        <draw:custom-shape draw:style-name="gr1" draw:text-style-name="P7" draw:id="id36" draw:layer="layout" svg:width="2.502cm" svg:height="1.5cm" svg:x="26.998cm" svg:y="6cm">
          <text:p text:style-name="P1"><text:span text:style-name="T5">Guest</text:span></text:p>
          <text:p text:style-name="P1"><text:span text:style-name="T5">performanc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9.5cm" svg:y1="6.75cm" svg:x2="31.25cm" svg:y2="8.5cm" draw:start-shape="id36" draw:start-glue-point="1" draw:end-shape="id38" draw:end-glue-point="0" svg:d="m29500 6750h1750v1750">
          <text:p/>
        </draw:connector>
        <draw:custom-shape draw:style-name="gr1" draw:text-style-name="P7" draw:id="id37" draw:layer="layout" svg:width="2.002cm" svg:height="1cm" svg:x="22.498cm" svg:y="9.828cm">
          <text:p text:style-name="P1"><text:span text:style-name="T5">Played i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9.5cm" svg:y1="9.75cm" svg:x2="24.5cm" svg:y2="10.328cm" draw:start-shape="id38" draw:start-glue-point="3" draw:end-shape="id37" draw:end-glue-point="1" svg:d="m29500 9750h-2500v578h-2500">
          <text:p/>
        </draw:connector>
        <draw:custom-shape draw:style-name="gr1" draw:text-style-name="P1" draw:id="id39" draw:layer="layout" svg:width="2.5cm" svg:height="2.5cm" svg:x="30.699cm" svg:y="2.69cm">
          <text:p text:style-name="P1">tour/festival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253cm" svg:height="0.832cm" svg:x="31.5cm" svg:y="3.5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3cm" svg:y1="9.75cm" svg:x2="33.199cm" svg:y2="3.94cm" draw:start-shape="id38" draw:start-glue-point="1" draw:end-shape="id39" draw:end-glue-point="1" svg:d="m33000 9750h700v-5810h-501">
          <text:p/>
        </draw:connector>
        <draw:connector draw:style-name="gr2" draw:text-style-name="P1" draw:layer="layout" svg:x1="20cm" svg:y1="24.913cm" svg:x2="29.299cm" svg:y2="12.5cm" draw:start-shape="id6" draw:start-glue-point="1" draw:end-shape="id40" draw:end-glue-point="2" svg:d="m20000 24913h9299v-12413">
          <text:p/>
        </draw:connector>
        <draw:custom-shape draw:style-name="gr1" draw:text-style-name="P7" draw:id="id40" draw:layer="layout" svg:width="2.002cm" svg:height="1cm" svg:x="28.298cm" svg:y="11.5cm">
          <text:p text:style-name="P1"><text:span text:style-name="T5">Played i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0.3cm" svg:y1="12cm" svg:x2="31.25cm" svg:y2="11cm" draw:start-shape="id40" draw:start-glue-point="1" draw:end-shape="id38" draw:end-glue-point="2" svg:d="m30300 12000h950v-1000">
          <text:p/>
        </draw:connector>
        <draw:custom-shape draw:style-name="gr3" draw:text-style-name="P8" draw:layer="layout" svg:width="1.253cm" svg:height="0.832cm" svg:x="30.5cm" svg:y="9.168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59cm" svg:height="0.565cm" svg:x="24cm" svg:y="21.5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6cm" svg:y1="21.594cm" svg:x2="31.25cm" svg:y2="11cm" draw:start-shape="id41" draw:start-glue-point="1" draw:end-shape="id38" draw:end-glue-point="2" svg:d="m26000 21594h5250v-10594">
          <text:p/>
        </draw:connector>
        <draw:custom-shape draw:style-name="gr1" draw:text-style-name="P1" draw:id="id41" draw:layer="layout" svg:width="2.5cm" svg:height="1.812cm" svg:x="23.5cm" svg:y="20.688cm">
          <text:p text:style-name="P1">video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59cm" svg:height="0.565cm" svg:x="23.941cm" svg:y="21.5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3.5cm" svg:y1="21.594cm" svg:x2="18cm" svg:y2="26.163cm" draw:start-shape="id41" draw:start-glue-point="3" draw:end-shape="id6" draw:end-glue-point="2" svg:d="m23500 21594h-1750v5070h-3750v-501">
          <text:p/>
        </draw:connector>
        <draw:connector draw:style-name="gr2" draw:text-style-name="P1" draw:layer="layout" svg:x1="24.75cm" svg:y1="22.5cm" svg:x2="25.249cm" svg:y2="32.5cm" draw:start-shape="id41" draw:start-glue-point="2" draw:end-shape="id42" svg:d="m24750 22500v5000h499v5000">
          <text:p/>
        </draw:connector>
        <draw:custom-shape draw:style-name="gr1" draw:text-style-name="P7" draw:id="id42" draw:layer="layout" svg:width="3.502cm" svg:height="1.5cm" svg:x="23.498cm" svg:y="32.5cm">
          <text:p text:style-name="P1"><text:span text:style-name="T5">contains vide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5cm" svg:y1="34.8cm" svg:x2="25.249cm" svg:y2="34cm" draw:start-shape="id8" draw:start-glue-point="0" draw:end-shape="id42" draw:end-glue-point="2" svg:d="m25000 34800v-400h249v-400">
          <text:p/>
        </draw:connector>
        <draw:custom-shape draw:style-name="gr1" draw:text-style-name="P1" draw:id="id43" draw:layer="layout" svg:width="2.5cm" svg:height="1.812cm" svg:x="29.5cm" svg:y="21.688cm">
          <text:p text:style-name="P1">notes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59cm" svg:height="0.565cm" svg:x="30cm" svg:y="22.5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8cm" svg:y1="18.094cm" svg:x2="30.75cm" svg:y2="21.688cm" draw:start-shape="id30" draw:start-glue-point="1" draw:end-shape="id43" draw:end-glue-point="0" svg:d="m28000 18094h2750v3594">
          <text:p/>
        </draw:connector>
        <draw:connector draw:style-name="gr2" draw:text-style-name="P1" draw:layer="layout" draw:line-skew="1.75cm" svg:x1="20cm" svg:y1="24.913cm" svg:x2="29.5cm" svg:y2="22.594cm" draw:start-shape="id6" draw:start-glue-point="1" draw:end-shape="id43" draw:end-glue-point="3" svg:d="m20000 24913h6500v-2319h3000">
          <text:p/>
        </draw:connector>
        <draw:custom-shape draw:style-name="gr1" draw:text-style-name="P1" draw:id="id44" draw:layer="layout" svg:width="3.5cm" svg:height="1cm" svg:x="28.5cm" svg:y="32.5cm">
          <text:p text:style-name="P1">Contains not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5cm" svg:y1="34.8cm" svg:x2="30.25cm" svg:y2="33.5cm" draw:start-shape="id8" draw:start-glue-point="0" draw:end-shape="id44" draw:end-glue-point="2" svg:d="m25000 34800v-650h5250v-650">
          <text:p/>
        </draw:connector>
        <draw:connector draw:style-name="gr2" draw:text-style-name="P1" draw:layer="layout" svg:x1="30.25cm" svg:y1="32.5cm" svg:x2="30.75cm" svg:y2="23.5cm" draw:start-shape="id44" draw:start-glue-point="0" draw:end-shape="id43" draw:end-glue-point="2" svg:d="m30250 32500v-4500h500v-4500">
          <text:p/>
        </draw:connector>
        <draw:connector draw:style-name="gr2" draw:text-style-name="P1" draw:layer="layout" draw:line-skew="-0.844cm" svg:x1="28.249cm" svg:y1="7.5cm" svg:x2="26.75cm" svg:y2="17.188cm" draw:start-shape="id36" draw:start-glue-point="2" draw:end-shape="id30" draw:end-glue-point="0" svg:d="m28249 7500v4000h-1499v5688">
          <text:p/>
        </draw:connector>
        <draw:connector draw:style-name="gr2" draw:text-style-name="P1" draw:layer="layout" draw:line-skew="4.499cm" svg:x1="20cm" svg:y1="24.913cm" svg:x2="29.5cm" svg:y2="6.75cm" draw:start-shape="id6" draw:start-glue-point="1" draw:end-shape="id36" draw:end-glue-point="1" svg:d="m20000 24913h14500v-18163h-5000">
          <text:p/>
        </draw:connector>
        <draw:connector draw:style-name="gr2" draw:text-style-name="P1" draw:layer="layout" svg:x1="16cm" svg:y1="24.913cm" svg:x2="18cm" svg:y2="23.663cm" draw:start-shape="id6" draw:start-glue-point="3" draw:end-shape="id6" draw:end-glue-point="0" svg:d="m16000 24913h-501v-1751h2501v501">
          <text:p/>
        </draw:connector>
        <draw:connector draw:style-name="gr2" draw:text-style-name="P1" draw:layer="layout" svg:x1="20cm" svg:y1="15.751cm" svg:x2="18cm" svg:y2="17.3cm" draw:start-shape="id10" draw:start-glue-point="1" draw:end-shape="id10" draw:end-glue-point="2" svg:d="m20000 15751h501v2049h-2501v-500">
          <text:p/>
        </draw:connector>
        <draw:connector draw:style-name="gr2" draw:text-style-name="P1" draw:layer="layout" svg:x1="23.5cm" svg:y1="21.594cm" svg:x2="19.744cm" svg:y2="19.498cm" draw:start-shape="id41" draw:start-glue-point="3" draw:end-shape="id22" draw:end-glue-point="1" svg:d="m23500 21594h-1878v-2096h-1878">
          <text:p/>
        </draw:connecto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gui more" draw:style-name="dp1" draw:master-page-name="Default">
        <draw:custom-shape draw:style-name="gr9" draw:text-style-name="P1" draw:layer="layout" svg:width="16cm" svg:height="13.5cm" svg:x="1.5cm" svg:y="2cm">
          <text:p text:style-name="P1">New/Edit Artist</text:p>
          <draw:enhanced-geometry svg:viewBox="0 0 21600 21600" draw:type="rectangle" draw:enhanced-path="M 0 0 L 21600 0 21600 21600 0 21600 0 0 Z N"/>
        </draw:custom-shape>
        <draw:frame draw:style-name="gr10" draw:layer="layout" svg:width="2.191cm" svg:height="0.962cm" svg:x="2cm" svg:y="3.543cm">
          <draw:text-box>
            <text:p>Name</text:p>
          </draw:text-box>
        </draw:frame>
        <draw:custom-shape draw:style-name="gr11" draw:text-style-name="P1" draw:layer="layout" svg:width="5.5cm" svg:height="1cm" svg:x="5.536cm" svg:y="3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cm" svg:height="1cm" svg:x="2.5cm" svg:y="14cm">
          <text:p text:style-name="P1">OK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6.5cm" svg:height="34cm" svg:x="18.5cm" svg:y="2cm">
          <text:p text:style-name="P1">New/Edit Record</text:p>
          <draw:enhanced-geometry svg:viewBox="0 0 21600 21600" draw:type="rectangle" draw:enhanced-path="M 0 0 L 21600 0 21600 21600 0 21600 0 0 Z N"/>
        </draw:custom-shape>
        <draw:frame draw:style-name="gr10" draw:layer="layout" svg:width="2.191cm" svg:height="0.962cm" svg:x="19.5cm" svg:y="3.834cm">
          <draw:text-box>
            <text:p>Name</text:p>
          </draw:text-box>
        </draw:frame>
        <draw:custom-shape draw:style-name="gr11" draw:text-style-name="P1" draw:layer="layout" svg:width="5.5cm" svg:height="1cm" svg:x="23.936cm" svg:y="3.7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cm" svg:height="1cm" svg:x="20cm" svg:y="34cm">
          <text:p text:style-name="P1">OK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416cm" svg:height="1cm" svg:x="23.942cm" svg:y="3.791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2.267cm" svg:height="0.962cm" svg:x="19.5cm" svg:y="7.7cm">
          <draw:text-box>
            <text:p>Artists</text:p>
          </draw:text-box>
        </draw:frame>
        <draw:frame draw:style-name="gr10" draw:layer="layout" svg:width="2.966cm" svg:height="0.962cm" svg:x="22.034cm" svg:y="9.238cm">
          <draw:text-box>
            <text:p>Selected</text:p>
          </draw:text-box>
        </draw:frame>
        <draw:frame draw:style-name="gr10" draw:layer="layout" svg:width="3.055cm" svg:height="0.962cm" svg:x="29.233cm" svg:y="9.2cm">
          <draw:text-box>
            <text:p>Available</text:p>
          </draw:text-box>
        </draw:frame>
        <draw:custom-shape draw:style-name="gr13" draw:text-style-name="P1" draw:layer="layout" svg:width="1cm" svg:height="1cm" svg:x="26.754cm" svg:y="11.51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4.5cm" svg:height="7.692cm" svg:x="20cm" svg:y="8.508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4.232cm" svg:height="0.962cm" svg:x="19.464cm" svg:y="5.043cm">
          <draw:text-box>
            <text:p>Release date</text:p>
          </draw:text-box>
        </draw:frame>
        <draw:custom-shape draw:style-name="gr11" draw:text-style-name="P1" draw:layer="layout" svg:width="5.5cm" svg:height="1cm" svg:x="23.9cm" svg:y="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416cm" svg:height="1cm" svg:x="23.9cm" svg:y="5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3.91cm" svg:height="0.962cm" svg:x="19.408cm" svg:y="6.357cm">
          <draw:text-box>
            <text:p>Record type</text:p>
          </draw:text-box>
        </draw:frame>
        <draw:g>
          <draw:custom-shape draw:style-name="gr15" draw:text-style-name="P1" draw:layer="layout" svg:width="1cm" svg:height="1cm" svg:x="23.914cm" svg:y="6.4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734cm" svg:height="0.6cm" svg:x="24.051cm" svg:y="6.65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1" draw:layer="layout" svg:width="5.5cm" svg:height="1cm" svg:x="24.902cm" svg:y="6.43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" draw:layer="layout" svg:width="16.5cm" svg:height="37.5cm" svg:x="36cm" svg:y="2cm">
          <text:p text:style-name="P1">New/Edit Song</text:p>
          <draw:enhanced-geometry svg:viewBox="0 0 21600 21600" draw:type="rectangle" draw:enhanced-path="M 0 0 L 21600 0 21600 21600 0 21600 0 0 Z N"/>
        </draw:custom-shape>
        <draw:frame draw:style-name="gr10" draw:layer="layout" svg:width="2.191cm" svg:height="0.962cm" svg:x="37cm" svg:y="3.834cm">
          <draw:text-box>
            <text:p>Name</text:p>
          </draw:text-box>
        </draw:frame>
        <draw:custom-shape draw:style-name="gr11" draw:text-style-name="P1" draw:layer="layout" svg:width="5.5cm" svg:height="1cm" svg:x="41.436cm" svg:y="3.7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cm" svg:height="1cm" svg:x="36.5cm" svg:y="37cm">
          <text:p text:style-name="P1">OK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416cm" svg:height="1cm" svg:x="41.442cm" svg:y="3.791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6.344cm" svg:height="0.962cm" svg:x="37cm" svg:y="9.6cm">
          <draw:text-box>
            <text:p>Contributing persons</text:p>
          </draw:text-box>
        </draw:frame>
        <draw:frame draw:style-name="gr10" draw:layer="layout" svg:width="4.096cm" svg:height="0.962cm" svg:x="36.908cm" svg:y="5.157cm">
          <draw:text-box>
            <text:p>Record artist</text:p>
          </draw:text-box>
        </draw:frame>
        <draw:g>
          <draw:custom-shape draw:style-name="gr15" draw:text-style-name="P1" draw:layer="layout" svg:width="1cm" svg:height="1cm" svg:x="41.414cm" svg:y="5.2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734cm" svg:height="0.6cm" svg:x="41.551cm" svg:y="5.45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1" draw:layer="layout" svg:width="5.5cm" svg:height="1cm" svg:x="42.402cm" svg:y="5.23cm">
            <text:p/>
            <draw:enhanced-geometry svg:viewBox="0 0 21600 21600" draw:type="rectangle" draw:enhanced-path="M 0 0 L 21600 0 21600 21600 0 21600 0 0 Z N"/>
          </draw:custom-shape>
        </draw:g>
        <draw:frame draw:style-name="gr10" draw:layer="layout" svg:width="2.542cm" svg:height="0.962cm" svg:x="36.908cm" svg:y="6.458cm">
          <draw:text-box>
            <text:p>Record</text:p>
          </draw:text-box>
        </draw:frame>
        <draw:g>
          <draw:custom-shape draw:style-name="gr15" draw:text-style-name="P1" draw:layer="layout" svg:width="1cm" svg:height="1cm" svg:x="41.414cm" svg:y="6.53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734cm" svg:height="0.6cm" svg:x="41.551cm" svg:y="6.75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1" draw:layer="layout" svg:width="5.5cm" svg:height="1cm" svg:x="42.402cm" svg:y="6.531cm">
            <text:p/>
            <draw:enhanced-geometry svg:viewBox="0 0 21600 21600" draw:type="rectangle" draw:enhanced-path="M 0 0 L 21600 0 21600 21600 0 21600 0 0 Z N"/>
          </draw:custom-shape>
        </draw:g>
        <draw:frame draw:style-name="gr10" draw:layer="layout" svg:width="2.614cm" svg:height="0.962cm" svg:x="36.908cm" svg:y="7.759cm">
          <draw:text-box>
            <text:p>Volume</text:p>
          </draw:text-box>
        </draw:frame>
        <draw:g>
          <draw:custom-shape draw:style-name="gr15" draw:text-style-name="P1" draw:layer="layout" svg:width="1cm" svg:height="1cm" svg:x="41.414cm" svg:y="7.83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734cm" svg:height="0.6cm" svg:x="41.551cm" svg:y="8.06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1" draw:layer="layout" svg:width="5.5cm" svg:height="1cm" svg:x="42.402cm" svg:y="7.832cm">
            <text:p/>
            <draw:enhanced-geometry svg:viewBox="0 0 21600 21600" draw:type="rectangle" draw:enhanced-path="M 0 0 L 21600 0 21600 21600 0 21600 0 0 Z N"/>
          </draw:custom-shape>
        </draw:g>
        <draw:frame draw:style-name="gr10" draw:layer="layout" svg:width="3.597cm" svg:height="0.962cm" svg:x="19.6cm" svg:y="25.2cm">
          <draw:text-box>
            <text:p>Collections</text:p>
          </draw:text-box>
        </draw:frame>
        <draw:frame draw:style-name="gr10" draw:layer="layout" svg:width="2.966cm" svg:height="0.962cm" svg:x="22.134cm" svg:y="26.738cm">
          <draw:text-box>
            <text:p>Selected</text:p>
          </draw:text-box>
        </draw:frame>
        <draw:frame draw:style-name="gr10" draw:layer="layout" svg:width="3.055cm" svg:height="0.962cm" svg:x="29.333cm" svg:y="26.7cm">
          <draw:text-box>
            <text:p>Available</text:p>
          </draw:text-box>
        </draw:frame>
        <draw:custom-shape draw:style-name="gr13" draw:text-style-name="P1" draw:layer="layout" svg:width="1cm" svg:height="1cm" svg:x="26.854cm" svg:y="29.01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4.5cm" svg:height="7.692cm" svg:x="20.1cm" svg:y="26.008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3.597cm" svg:height="0.962cm" svg:x="2cm" svg:y="5cm">
          <draw:text-box>
            <text:p>Collections</text:p>
          </draw:text-box>
        </draw:frame>
        <draw:frame draw:style-name="gr10" draw:layer="layout" svg:width="2.966cm" svg:height="0.962cm" svg:x="4.534cm" svg:y="6.538cm">
          <draw:text-box>
            <text:p>Selected</text:p>
          </draw:text-box>
        </draw:frame>
        <draw:frame draw:style-name="gr10" draw:layer="layout" svg:width="3.055cm" svg:height="0.962cm" svg:x="11.733cm" svg:y="6.5cm">
          <draw:text-box>
            <text:p>Available</text:p>
          </draw:text-box>
        </draw:frame>
        <draw:custom-shape draw:style-name="gr13" draw:text-style-name="P1" draw:layer="layout" svg:width="1cm" svg:height="1cm" svg:x="9.254cm" svg:y="8.81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4.5cm" svg:height="7.692cm" svg:x="2.5cm" svg:y="5.808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3.597cm" svg:height="0.962cm" svg:x="36.5cm" svg:y="27cm">
          <draw:text-box>
            <text:p>Collections</text:p>
          </draw:text-box>
        </draw:frame>
        <draw:frame draw:style-name="gr10" draw:layer="layout" svg:width="2.966cm" svg:height="0.962cm" svg:x="39.034cm" svg:y="28.538cm">
          <draw:text-box>
            <text:p>Selected</text:p>
          </draw:text-box>
        </draw:frame>
        <draw:frame draw:style-name="gr10" draw:layer="layout" svg:width="3.055cm" svg:height="0.962cm" svg:x="46.233cm" svg:y="28.5cm">
          <draw:text-box>
            <text:p>Available</text:p>
          </draw:text-box>
        </draw:frame>
        <draw:custom-shape draw:style-name="gr13" draw:text-style-name="P1" draw:layer="layout" svg:width="1cm" svg:height="1cm" svg:x="43.754cm" svg:y="30.81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4.5cm" svg:height="7.692cm" svg:x="37cm" svg:y="27.808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1" draw:layer="layout" svg:width="5.5cm" svg:height="4.209cm" svg:x="28.5cm" svg:y="27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10" draw:layer="layout" svg:width="2.036cm" svg:height="0.645cm" svg:x="28.464cm" svg:y="28.238cm">
            <draw:text-box>
              <text:p><text:span text:style-name="T10">Search</text:span></text:p>
            </draw:text-box>
          </draw:frame>
          <draw:custom-shape draw:style-name="gr11" draw:text-style-name="P1" draw:layer="layout" svg:width="3.837cm" svg:height="0.605cm" svg:x="30cm" svg:y="28.27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3.892cm" svg:height="2.233cm" svg:x="29.987cm" svg:y="29.053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2.036cm" svg:height="0.645cm" svg:x="28.464cm" svg:y="29.2cm">
            <draw:text-box>
              <text:p><text:span text:style-name="T10">Select</text:span></text:p>
            </draw:text-box>
          </draw:frame>
          <draw:custom-shape draw:style-name="gr11" draw:text-style-name="P1" draw:layer="layout" svg:width="3cm" svg:height="0.489cm" svg:x="30cm" svg:y="31.467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1.5cm" svg:height="0.645cm" svg:x="28.5cm" svg:y="31.311cm">
            <draw:text-box>
              <text:p><text:span text:style-name="T10">Add</text:span></text:p>
            </draw:text-box>
          </draw:frame>
          <draw:custom-shape draw:style-name="gr12" draw:text-style-name="P11" draw:layer="layout" svg:width="0.669cm" svg:height="0.525cm" svg:x="33.189cm" svg:y="31.452cm">
            <text:p text:style-name="P1"><text:span text:style-name="T10">O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1" draw:layer="layout" svg:width="5.5cm" svg:height="4.209cm" svg:x="28.536cm" svg:y="10.5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2.036cm" svg:height="0.645cm" svg:x="28.5cm" svg:y="10.747cm">
            <draw:text-box>
              <text:p><text:span text:style-name="T10">Search</text:span></text:p>
            </draw:text-box>
          </draw:frame>
          <draw:custom-shape draw:style-name="gr11" draw:text-style-name="P1" draw:layer="layout" svg:width="3.837cm" svg:height="0.605cm" svg:x="30.036cm" svg:y="10.78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3.892cm" svg:height="2.938cm" svg:x="30.023cm" svg:y="11.562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2.036cm" svg:height="0.645cm" svg:x="28.5cm" svg:y="11.709cm">
            <draw:text-box>
              <text:p><text:span text:style-name="T10">Select</text:span></text:p>
            </draw:text-box>
          </draw:frame>
        </draw:g>
        <draw:g>
          <draw:custom-shape draw:style-name="gr17" draw:text-style-name="P1" draw:layer="layout" svg:width="5.5cm" svg:height="4.209cm" svg:x="11cm" svg:y="7.791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2.036cm" svg:height="0.645cm" svg:x="10.964cm" svg:y="8.038cm">
            <draw:text-box>
              <text:p><text:span text:style-name="T10">Search</text:span></text:p>
            </draw:text-box>
          </draw:frame>
          <draw:custom-shape draw:style-name="gr11" draw:text-style-name="P1" draw:layer="layout" svg:width="3.837cm" svg:height="0.605cm" svg:x="12.5cm" svg:y="8.07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3.892cm" svg:height="2.233cm" svg:x="12.487cm" svg:y="8.853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2.036cm" svg:height="0.645cm" svg:x="10.964cm" svg:y="9cm">
            <draw:text-box>
              <text:p><text:span text:style-name="T10">Select</text:span></text:p>
            </draw:text-box>
          </draw:frame>
          <draw:custom-shape draw:style-name="gr11" draw:text-style-name="P1" draw:layer="layout" svg:width="3cm" svg:height="0.489cm" svg:x="12.5cm" svg:y="11.267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1.5cm" svg:height="0.645cm" svg:x="11cm" svg:y="11.111cm">
            <draw:text-box>
              <text:p><text:span text:style-name="T10">Add</text:span></text:p>
            </draw:text-box>
          </draw:frame>
          <draw:custom-shape draw:style-name="gr12" draw:text-style-name="P11" draw:layer="layout" svg:width="0.669cm" svg:height="0.525cm" svg:x="15.689cm" svg:y="11.252cm">
            <text:p text:style-name="P1"><text:span text:style-name="T10">O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1" draw:layer="layout" svg:width="5.5cm" svg:height="4.209cm" svg:x="45.5cm" svg:y="29.791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2.036cm" svg:height="0.645cm" svg:x="45.464cm" svg:y="30.038cm">
            <draw:text-box>
              <text:p><text:span text:style-name="T10">Search</text:span></text:p>
            </draw:text-box>
          </draw:frame>
          <draw:custom-shape draw:style-name="gr11" draw:text-style-name="P1" draw:layer="layout" svg:width="3.837cm" svg:height="0.605cm" svg:x="47cm" svg:y="30.07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3.892cm" svg:height="2.233cm" svg:x="46.987cm" svg:y="30.853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2.036cm" svg:height="0.645cm" svg:x="45.464cm" svg:y="31cm">
            <draw:text-box>
              <text:p><text:span text:style-name="T10">Select</text:span></text:p>
            </draw:text-box>
          </draw:frame>
          <draw:custom-shape draw:style-name="gr11" draw:text-style-name="P1" draw:layer="layout" svg:width="3cm" svg:height="0.489cm" svg:x="47cm" svg:y="33.267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1.5cm" svg:height="0.645cm" svg:x="45.5cm" svg:y="33.111cm">
            <draw:text-box>
              <text:p><text:span text:style-name="T10">Add</text:span></text:p>
            </draw:text-box>
          </draw:frame>
          <draw:custom-shape draw:style-name="gr12" draw:text-style-name="P11" draw:layer="layout" svg:width="0.669cm" svg:height="0.525cm" svg:x="50.189cm" svg:y="33.252cm">
            <text:p text:style-name="P1"><text:span text:style-name="T10">O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5.5cm" svg:height="4.209cm" svg:x="21cm" svg:y="27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1.878cm" svg:height="1.433cm" svg:x="21.368cm" svg:y="28.322cm">
            <draw:text-box>
              <text:p><text:span text:style-name="T10">Asdfasdf</text:span></text:p>
              <text:p><text:span text:style-name="T10">Asdfasdf</text:span></text:p>
              <text:p><text:span text:style-name="T10">asdfasdf</text:span></text:p>
            </draw:text-box>
          </draw:frame>
          <draw:frame draw:style-name="gr10" draw:text-style-name="P12" draw:layer="layout" svg:width="0.68cm" svg:height="1.433cm" svg:x="24.154cm" svg:y="28.342cm">
            <draw:text-box>
              <text:p><text:span text:style-name="T11">x</text:span></text:p>
              <text:p><text:span text:style-name="T11">x</text:span></text:p>
              <text:p><text:span text:style-name="T11">x</text:span></text:p>
            </draw:text-box>
          </draw:frame>
        </draw:g>
        <draw:g>
          <draw:custom-shape draw:style-name="gr11" draw:text-style-name="P1" draw:layer="layout" svg:width="5.5cm" svg:height="4.209cm" svg:x="21cm" svg:y="1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1.878cm" svg:height="1.433cm" svg:x="21.368cm" svg:y="10.831cm">
            <draw:text-box>
              <text:p><text:span text:style-name="T10">Asdfasdf</text:span></text:p>
              <text:p><text:span text:style-name="T10">Asdfasdf</text:span></text:p>
              <text:p><text:span text:style-name="T10">asdfasdf</text:span></text:p>
            </draw:text-box>
          </draw:frame>
          <draw:frame draw:style-name="gr10" draw:text-style-name="P12" draw:layer="layout" svg:width="0.68cm" svg:height="1.433cm" svg:x="24.154cm" svg:y="10.851cm">
            <draw:text-box>
              <text:p><text:span text:style-name="T11">x</text:span></text:p>
              <text:p><text:span text:style-name="T11">x</text:span></text:p>
              <text:p><text:span text:style-name="T11">x</text:span></text:p>
            </draw:text-box>
          </draw:frame>
        </draw:g>
        <draw:g>
          <draw:custom-shape draw:style-name="gr11" draw:text-style-name="P1" draw:layer="layout" svg:width="5.5cm" svg:height="4.209cm" svg:x="37.5cm" svg:y="29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1.878cm" svg:height="1.433cm" svg:x="37.868cm" svg:y="30.122cm">
            <draw:text-box>
              <text:p><text:span text:style-name="T10">Asdfasdf</text:span></text:p>
              <text:p><text:span text:style-name="T10">Asdfasdf</text:span></text:p>
              <text:p><text:span text:style-name="T10">asdfasdf</text:span></text:p>
            </draw:text-box>
          </draw:frame>
          <draw:frame draw:style-name="gr10" draw:text-style-name="P12" draw:layer="layout" svg:width="0.68cm" svg:height="1.433cm" svg:x="40.654cm" svg:y="30.142cm">
            <draw:text-box>
              <text:p><text:span text:style-name="T11">x</text:span></text:p>
              <text:p><text:span text:style-name="T11">x</text:span></text:p>
              <text:p><text:span text:style-name="T11">x</text:span></text:p>
            </draw:text-box>
          </draw:frame>
        </draw:g>
        <draw:g>
          <draw:custom-shape draw:style-name="gr11" draw:text-style-name="P1" draw:layer="layout" svg:width="5.5cm" svg:height="4.209cm" svg:x="3cm" svg:y="7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1.878cm" svg:height="1.433cm" svg:x="3.368cm" svg:y="8.122cm">
            <draw:text-box>
              <text:p><text:span text:style-name="T10">Asdfasdf</text:span></text:p>
              <text:p><text:span text:style-name="T10">Asdfasdf</text:span></text:p>
              <text:p><text:span text:style-name="T10">asdfasdf</text:span></text:p>
            </draw:text-box>
          </draw:frame>
          <draw:frame draw:style-name="gr10" draw:text-style-name="P12" draw:layer="layout" svg:width="0.68cm" svg:height="1.433cm" svg:x="6.154cm" svg:y="8.142cm">
            <draw:text-box>
              <text:p><text:span text:style-name="T11">x</text:span></text:p>
              <text:p><text:span text:style-name="T11">x</text:span></text:p>
              <text:p><text:span text:style-name="T11">x</text:span></text:p>
            </draw:text-box>
          </draw:frame>
        </draw:g>
        <draw:custom-shape draw:style-name="gr17" draw:text-style-name="P1" draw:layer="layout" svg:width="14.597cm" svg:height="5.5cm" svg:x="37.344cm" svg:y="20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" draw:text-style-name="P1" draw:layer="layout" svg:width="0.722cm" svg:height="0.584cm" svg:x="37.644cm" svg:y="21.1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37.743cm" svg:y="21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301cm" svg:height="0.584cm" svg:x="38.358cm" svg:y="21.165cm">
            <text:p text:style-name="P1"><text:span text:style-name="T10">ArtistA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2.496cm" svg:height="0.645cm" svg:x="37.398cm" svg:y="20.438cm">
          <draw:text-box>
            <text:p><text:span text:style-name="T10">Record artist</text:span></text:p>
          </draw:text-box>
        </draw:frame>
        <draw:g>
          <draw:custom-shape draw:style-name="gr15" draw:text-style-name="P1" draw:layer="layout" svg:width="0.722cm" svg:height="0.584cm" svg:x="41.99cm" svg:y="21.1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2.089cm" svg:y="21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415cm" svg:height="0.584cm" svg:x="42.704cm" svg:y="21.165cm">
            <text:p text:style-name="P1"><text:span text:style-name="T10">RecordX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1.637cm" svg:height="0.645cm" svg:x="41.744cm" svg:y="20.438cm">
          <draw:text-box>
            <text:p><text:span text:style-name="T10">Record</text:span></text:p>
          </draw:text-box>
        </draw:frame>
        <draw:g>
          <draw:custom-shape draw:style-name="gr15" draw:text-style-name="P1" draw:layer="layout" svg:width="0.722cm" svg:height="0.584cm" svg:x="46.39cm" svg:y="21.1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6.489cm" svg:y="21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973cm" svg:height="0.584cm" svg:x="47.104cm" svg:y="21.165cm">
            <text:p text:style-name="P1"><text:span text:style-name="T10">Disk 2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1.675cm" svg:height="0.645cm" svg:x="46.144cm" svg:y="20.438cm">
          <draw:text-box>
            <text:p><text:span text:style-name="T10">Volume</text:span></text:p>
          </draw:text-box>
        </draw:frame>
        <draw:g>
          <draw:custom-shape draw:style-name="gr15" draw:text-style-name="P1" draw:layer="layout" svg:width="0.722cm" svg:height="0.584cm" svg:x="37.644cm" svg:y="22.1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37.743cm" svg:y="22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301cm" svg:height="0.584cm" svg:x="38.358cm" svg:y="22.165cm">
            <text:p text:style-name="P1"><text:span text:style-name="T10">Artist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" draw:layer="layout" svg:width="0.722cm" svg:height="0.584cm" svg:x="41.99cm" svg:y="22.1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2.089cm" svg:y="22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415cm" svg:height="0.584cm" svg:x="42.704cm" svg:y="22.165cm">
            <text:p text:style-name="P1"><text:span text:style-name="T10">RecordY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" draw:layer="layout" svg:width="0.722cm" svg:height="0.584cm" svg:x="46.39cm" svg:y="22.1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6.489cm" svg:y="22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973cm" svg:height="0.584cm" svg:x="47.104cm" svg:y="22.165cm">
            <text:p text:style-name="P1"><text:span text:style-name="T10">Disk 1 – The beginning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1" draw:layer="layout" svg:width="3.4cm" svg:height="0.525cm" svg:x="37.944cm" svg:y="23.124cm">
          <text:p text:style-name="P1"><text:span text:style-name="T10">Add another record</text:span></text:p>
          <draw:enhanced-geometry svg:viewBox="0 0 21600 21600" draw:type="rectangle" draw:enhanced-path="M 0 0 L 21600 0 21600 21600 0 21600 0 0 Z N"/>
        </draw:custom-shape>
        <draw:frame draw:style-name="gr20" draw:layer="layout" svg:width="5.815cm" svg:height="1cm" svg:x="37cm" svg:y="18.508cm">
          <draw:text-box>
            <text:p>Containing records</text:p>
          </draw:text-box>
        </draw:frame>
        <draw:custom-shape draw:style-name="gr14" draw:text-style-name="P1" draw:layer="layout" svg:width="15.252cm" svg:height="6.692cm" svg:x="37cm" svg:y="19.808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0.68cm" svg:height="0.645cm" svg:x="51.077cm" svg:y="21.104cm">
          <draw:text-box>
            <text:p><text:span text:style-name="T11">x</text:span></text:p>
          </draw:text-box>
        </draw:frame>
        <draw:frame draw:style-name="gr10" draw:text-style-name="P12" draw:layer="layout" svg:width="0.68cm" svg:height="0.645cm" svg:x="51.077cm" svg:y="22.105cm">
          <draw:text-box>
            <text:p><text:span text:style-name="T11">x</text:span></text:p>
          </draw:text-box>
        </draw:frame>
        <draw:custom-shape draw:style-name="gr21" draw:text-style-name="P1" draw:layer="layout" svg:width="28.551cm" svg:height="16cm" svg:x="3.449cm" svg:y="43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2.835cm" svg:height="1.673cm" svg:x="4.834cm" svg:y="43.5cm">
          <draw:text-box>
            <text:p><text:span text:style-name="T12">Tool</text:span></text:p>
          </draw:text-box>
        </draw:frame>
        <draw:frame draw:style-name="gr20" draw:text-style-name="P14" draw:layer="layout" svg:width="3.503cm" svg:height="1cm" svg:x="16.539cm" svg:y="46cm">
          <draw:text-box>
            <text:p><text:span text:style-name="T13">10000 Days</text:span></text:p>
          </draw:text-box>
        </draw:frame>
        <draw:custom-shape draw:style-name="gr16" draw:text-style-name="P1" draw:layer="layout" svg:width="4cm" svg:height="4cm" svg:x="17.539cm" svg:y="49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7.31cm" svg:height="5.284cm" svg:x="23.039cm" svg:y="49.216cm">
          <draw:text-box>
            <text:p><text:span text:style-name="T14">Track listing</text:span></text:p>
            <text:p><text:span text:style-name="T10">"Vicarious" – 7:06</text:span></text:p>
            <text:p><text:span text:style-name="T10">"Jambi" – 7:28</text:span></text:p>
            <text:p><text:span text:style-name="T10">"Wings for Marie (Pt 1)" – 6:11</text:span></text:p>
            <text:p><text:span text:style-name="T10">"10,000 Days (Wings Pt 2)" – 11:13</text:span></text:p>
            <text:p><text:span text:style-name="T10">"The Pot" – 6:21</text:span></text:p>
            <text:p><text:span text:style-name="T10">"Lipan Conjuring" – 1:11</text:span></text:p>
            <text:p><text:span text:style-name="T10">"Lost Keys (Blame Hofmann)" – 3:46</text:span></text:p>
            <text:p><text:span text:style-name="T10">"Rosetta Stoned" – 11:11</text:span></text:p>
            <text:p><text:span text:style-name="T10">"Intension" – 7:21</text:span></text:p>
            <text:p><text:span text:style-name="T10">"Right in Two" – 8:55</text:span></text:p>
            <text:p><text:span text:style-name="T10">"Viginti Tres" – 5:02</text:span></text:p>
          </draw:text-box>
        </draw:frame>
        <draw:frame draw:style-name="gr20" draw:text-style-name="P14" draw:layer="layout" svg:width="1.755cm" svg:height="1cm" svg:x="21.539cm" svg:y="46cm">
          <draw:text-box>
            <text:p><text:span text:style-name="T13">2006</text:span></text:p>
          </draw:text-box>
        </draw:frame>
        <draw:frame draw:style-name="gr20" draw:text-style-name="P14" draw:layer="layout" svg:width="1.539cm" svg:height="1cm" svg:x="24.539cm" svg:y="46cm">
          <draw:text-box>
            <text:p><text:span text:style-name="T13">Live</text:span></text:p>
          </draw:text-box>
        </draw:frame>
        <draw:frame draw:style-name="gr20" draw:text-style-name="P14" draw:layer="layout" svg:width="3.503cm" svg:height="1cm" svg:x="16.509cm" svg:y="47.289cm">
          <draw:text-box>
            <text:p><text:span text:style-name="T13">10000 Days</text:span></text:p>
          </draw:text-box>
        </draw:frame>
        <draw:frame draw:style-name="gr20" draw:text-style-name="P14" draw:layer="layout" svg:width="1.755cm" svg:height="1cm" svg:x="21.509cm" svg:y="47.289cm">
          <draw:text-box>
            <text:p><text:span text:style-name="T13">2006</text:span></text:p>
          </draw:text-box>
        </draw:frame>
        <draw:frame draw:style-name="gr20" draw:text-style-name="P14" draw:layer="layout" svg:width="1.539cm" svg:height="1cm" svg:x="24.509cm" svg:y="47.289cm">
          <draw:text-box>
            <text:p><text:span text:style-name="T13">Live</text:span></text:p>
          </draw:text-box>
        </draw:frame>
        <draw:frame draw:style-name="gr20" draw:text-style-name="P14" draw:layer="layout" svg:width="3.503cm" svg:height="1cm" svg:x="16.539cm" svg:y="56cm">
          <draw:text-box>
            <text:p><text:span text:style-name="T13">10000 Days</text:span></text:p>
          </draw:text-box>
        </draw:frame>
        <draw:frame draw:style-name="gr20" draw:text-style-name="P14" draw:layer="layout" svg:width="1.755cm" svg:height="1cm" svg:x="21.539cm" svg:y="56cm">
          <draw:text-box>
            <text:p><text:span text:style-name="T13">2006</text:span></text:p>
          </draw:text-box>
        </draw:frame>
        <draw:frame draw:style-name="gr20" draw:text-style-name="P14" draw:layer="layout" svg:width="1.539cm" svg:height="1cm" svg:x="24.539cm" svg:y="56cm">
          <draw:text-box>
            <text:p><text:span text:style-name="T13">Live</text:span></text:p>
          </draw:text-box>
        </draw:frame>
        <draw:frame draw:style-name="gr20" draw:text-style-name="P14" draw:layer="layout" svg:width="3.503cm" svg:height="1cm" svg:x="16.5cm" svg:y="57.5cm">
          <draw:text-box>
            <text:p><text:span text:style-name="T13">10000 Days</text:span></text:p>
          </draw:text-box>
        </draw:frame>
        <draw:frame draw:style-name="gr20" draw:text-style-name="P14" draw:layer="layout" svg:width="1.755cm" svg:height="1cm" svg:x="21.5cm" svg:y="57.5cm">
          <draw:text-box>
            <text:p><text:span text:style-name="T13">2006</text:span></text:p>
          </draw:text-box>
        </draw:frame>
        <draw:frame draw:style-name="gr20" draw:text-style-name="P14" draw:layer="layout" svg:width="1.539cm" svg:height="1cm" svg:x="24.5cm" svg:y="57.5cm">
          <draw:text-box>
            <text:p><text:span text:style-name="T13">Live</text:span></text:p>
          </draw:text-box>
        </draw:frame>
        <draw:custom-shape draw:style-name="gr12" draw:text-style-name="P11" draw:layer="layout" svg:width="1cm" svg:height="0.5cm" svg:x="7cm" svg:y="45.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5cm" svg:height="0.5cm" svg:x="26.039cm" svg:y="46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4.99cm" svg:y="54.251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3.586cm" svg:y="54.272cm">
          <text:p text:style-name="P1"><text:span text:style-name="T10">Play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7.736cm" svg:y="46.01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5cm" svg:height="0.5cm" svg:x="26.048cm" svg:y="47.289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7.745cm" svg:y="47.304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5cm" svg:height="0.5cm" svg:x="26.27cm" svg:y="55.935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7.967cm" svg:y="55.9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5cm" svg:height="0.5cm" svg:x="26.342cm" svg:y="57.485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8.039cm" svg:y="57.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4.531cm" svg:height="2.795cm" svg:x="4.969cm" svg:y="45.5cm">
          <draw:text-box>
            <text:p><text:span text:style-name="T14">Members</text:span></text:p>
            <text:p><text:span text:style-name="T10">Danny Carey</text:span></text:p>
            <text:p><text:span text:style-name="T10">Justin Chancellor</text:span></text:p>
            <text:p><text:span text:style-name="T10">Maynard James Keenan</text:span></text:p>
            <text:p><text:span text:style-name="T10">Adam Jones</text:span></text:p>
          </draw:text-box>
        </draw:frame>
        <draw:frame draw:style-name="gr24" draw:text-style-name="P10" draw:layer="layout" svg:width="7.368cm" svg:height="9.495cm" svg:x="5cm" svg:y="48.505cm">
          <draw:text-box>
            <text:p><text:span text:style-name="T10">Origin </text:span><text:span text:style-name="T10"><text:tab/></text:span><text:span text:style-name="T10">Los Angeles, California, United States</text:span></text:p>
            <text:p><text:span text:style-name="T10">Genres </text:span><text:span text:style-name="T10"><text:tab/></text:span><text:span text:style-name="T10">Alternative metal, art rock, progressive metal, progressive rock, post-metal</text:span></text:p>
            <text:p><text:span text:style-name="T10">Years active </text:span><text:span text:style-name="T10"><text:tab/></text:span><text:span text:style-name="T10">1990-present</text:span></text:p>
            <text:p><text:span text:style-name="T10">Labels </text:span><text:span text:style-name="T10"><text:tab/></text:span><text:span text:style-name="T10">Tool Dissectional, Volcano, Zoo</text:span></text:p>
            <text:p><text:span text:style-name="T10">Associated acts </text:span><text:span text:style-name="T10"><text:tab/></text:span><text:span text:style-name="T10">A Perfect Circle, Green Jellÿ, Puscifer, ZAUM</text:span></text:p>
            <text:p><text:span text:style-name="T10">Website </text:span><text:span text:style-name="T10"><text:tab/></text:span><text:span text:style-name="T10">www.toolband.com</text:span></text:p>
            <text:p><text:span text:style-name="T10">Members</text:span></text:p>
            <text:p><text:span text:style-name="T10">Danny Carey</text:span></text:p>
            <text:p><text:span text:style-name="T10">Justin Chancellor</text:span></text:p>
            <text:p><text:span text:style-name="T10">Maynard James Keenan</text:span></text:p>
            <text:p><text:span text:style-name="T10">Adam Jones</text:span></text:p>
            <text:p><text:span text:style-name="T10">Former members</text:span></text:p>
            <text:p><text:span text:style-name="T10">Paul D'Amour</text:span></text:p>
          </draw:text-box>
        </draw:frame>
        <draw:custom-shape draw:style-name="gr12" draw:text-style-name="P11" draw:layer="layout" svg:width="1cm" svg:height="0.5cm" svg:x="5.27cm" svg:y="55.433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5.5cm" svg:x="37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" draw:text-style-name="P1" draw:layer="layout" svg:width="0.722cm" svg:height="0.584cm" svg:x="37.8cm" svg:y="11.9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37.899cm" svg:y="12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301cm" svg:height="0.584cm" svg:x="38.514cm" svg:y="11.916cm">
            <text:p text:style-name="P1"><text:span text:style-name="T10">ArtistA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1.615cm" svg:height="0.645cm" svg:x="37.554cm" svg:y="11.189cm">
          <draw:text-box>
            <text:p><text:span text:style-name="T10">Person</text:span></text:p>
          </draw:text-box>
        </draw:frame>
        <draw:g>
          <draw:custom-shape draw:style-name="gr15" draw:text-style-name="P1" draw:layer="layout" svg:width="0.722cm" svg:height="0.584cm" svg:x="42.146cm" svg:y="11.9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2.245cm" svg:y="12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415cm" svg:height="0.584cm" svg:x="42.86cm" svg:y="11.916cm">
            <text:p text:style-name="P1"><text:span text:style-name="T10">RecordX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1.222cm" svg:height="0.645cm" svg:x="41.9cm" svg:y="11.189cm">
          <draw:text-box>
            <text:p><text:span text:style-name="T10">Role</text:span></text:p>
          </draw:text-box>
        </draw:frame>
        <draw:g>
          <draw:custom-shape draw:style-name="gr15" draw:text-style-name="P1" draw:layer="layout" svg:width="0.722cm" svg:height="0.584cm" svg:x="37.8cm" svg:y="12.9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37.899cm" svg:y="13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301cm" svg:height="0.584cm" svg:x="38.514cm" svg:y="12.916cm">
            <text:p text:style-name="P1"><text:span text:style-name="T10">Artist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" draw:layer="layout" svg:width="0.722cm" svg:height="0.584cm" svg:x="42.146cm" svg:y="12.9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2.245cm" svg:y="13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415cm" svg:height="0.584cm" svg:x="42.86cm" svg:y="12.916cm">
            <text:p text:style-name="P1"><text:span text:style-name="T10">RecordY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1" draw:layer="layout" svg:width="3.4cm" svg:height="0.525cm" svg:x="37.8cm" svg:y="13.875cm">
          <text:p text:style-name="P1"><text:span text:style-name="T10">Add another person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0.68cm" svg:height="0.645cm" svg:x="46.533cm" svg:y="11.855cm">
          <draw:text-box>
            <text:p><text:span text:style-name="T11">x</text:span></text:p>
          </draw:text-box>
        </draw:frame>
        <draw:frame draw:style-name="gr10" draw:text-style-name="P12" draw:layer="layout" svg:width="0.68cm" svg:height="0.645cm" svg:x="46.533cm" svg:y="12.856cm">
          <draw:text-box>
            <text:p><text:span text:style-name="T11">x</text:span></text:p>
          </draw:text-box>
        </draw:frame>
        <draw:custom-shape draw:style-name="gr14" draw:text-style-name="P1" draw:layer="layout" svg:width="10.752cm" svg:height="6.405cm" svg:x="37.248cm" svg:y="10.5cm">
          <text:p/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10.446cm" svg:height="0.962cm" svg:x="19.5cm" svg:y="17cm">
          <draw:text-box>
            <text:p><text:span text:style-name="T4">The record consists of this volumes</text:span></text:p>
          </draw:text-box>
        </draw:frame>
        <draw:custom-shape draw:style-name="gr17" draw:text-style-name="P1" draw:layer="layout" svg:width="7.5cm" svg:height="4cm" svg:x="20cm" svg:y="2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0.875cm" svg:height="0.645cm" svg:x="20.054cm" svg:y="20.494cm">
          <draw:text-box>
            <text:p><text:span text:style-name="T10">Nr</text:span></text:p>
          </draw:text-box>
        </draw:frame>
        <draw:frame draw:style-name="gr25" draw:text-style-name="P10" draw:layer="layout" svg:width="1.446cm" svg:height="0.645cm" svg:x="21.5cm" svg:y="20.51cm">
          <draw:text-box>
            <text:p><text:span text:style-name="T10">Name</text:span></text:p>
          </draw:text-box>
        </draw:frame>
        <draw:custom-shape draw:style-name="gr12" draw:text-style-name="P11" draw:layer="layout" svg:width="3.4cm" svg:height="0.525cm" svg:x="20.3cm" svg:y="23.18cm">
          <text:p text:style-name="P1"><text:span text:style-name="T10">Add another volume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0.68cm" svg:height="0.645cm" svg:x="26.333cm" svg:y="21.16cm">
          <draw:text-box>
            <text:p><text:span text:style-name="T11">x</text:span></text:p>
          </draw:text-box>
        </draw:frame>
        <draw:frame draw:style-name="gr10" draw:text-style-name="P12" draw:layer="layout" svg:width="0.68cm" svg:height="0.645cm" svg:x="26.333cm" svg:y="21.861cm">
          <draw:text-box>
            <text:p><text:span text:style-name="T11">x</text:span></text:p>
          </draw:text-box>
        </draw:frame>
        <draw:custom-shape draw:style-name="gr14" draw:text-style-name="P1" draw:layer="layout" svg:width="8.252cm" svg:height="6.905cm" svg:x="19.748cm" svg:y="17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cm" svg:height="1cm" svg:x="20.067cm" svg:y="18.415cm">
          <text:p text:style-name="P1"><text:span text:style-name="T4">X</text:span></text:p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5.767cm" svg:height="0.962cm" svg:x="21.303cm" svg:y="18.487cm">
          <draw:text-box>
            <text:p><text:span text:style-name="T4">Named volumes</text:span></text:p>
          </draw:text-box>
        </draw:frame>
        <draw:custom-shape draw:style-name="gr27" draw:text-style-name="P11" draw:layer="layout" svg:width="0.7cm" svg:height="0.525cm" svg:x="20.3cm" svg:y="21.281cm">
          <text:p text:style-name="P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0.7cm" svg:height="0.525cm" svg:x="20.3cm" svg:y="22.005cm">
          <text:p text:style-name="P1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4.7cm" svg:height="0.525cm" svg:x="21.3cm" svg:y="21.282cm">
          <text:p text:style-name="P1"><text:span text:style-name="T10">From dawn to dusk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4.666cm" svg:height="0.525cm" svg:x="21.334cm" svg:y="21.978cm">
          <text:p text:style-name="P1"><text:span text:style-name="T10">From twilight to starligh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gui less" draw:style-name="dp1" draw:master-page-name="Default">
        <draw:custom-shape draw:style-name="gr9" draw:text-style-name="P6" draw:layer="layout" svg:width="9cm" svg:height="4.5cm" svg:x="1.5cm" svg:y="2cm">
          <text:p text:style-name="P1"><text:span text:style-name="T4">New/Edit Artist</text:span></text:p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2.191cm" svg:height="0.962cm" svg:x="2cm" svg:y="3.543cm">
          <draw:text-box>
            <text:p><text:span text:style-name="T4">Name</text:span></text:p>
          </draw:text-box>
        </draw:frame>
        <draw:custom-shape draw:style-name="gr11" draw:text-style-name="P1" draw:layer="layout" svg:width="5.5cm" svg:height="1cm" svg:x="4.5cm" svg:y="3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6cm" svg:height="1cm" svg:x="2.2cm" svg:y="5cm">
          <text:p text:style-name="P1"><text:span text:style-name="T4">OK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1cm" svg:height="20cm" svg:x="18.5cm" svg:y="2cm">
          <text:p text:style-name="P1"><text:span text:style-name="T4">New/Edit Rec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2.191cm" svg:height="0.962cm" svg:x="19cm" svg:y="3.434cm">
          <draw:text-box>
            <text:p><text:span text:style-name="T4">Name</text:span></text:p>
          </draw:text-box>
        </draw:frame>
        <draw:custom-shape draw:style-name="gr12" draw:text-style-name="P6" draw:layer="layout" svg:width="6cm" svg:height="1cm" svg:x="19cm" svg:y="20.5cm">
          <text:p text:style-name="P1"><text:span text:style-name="T4">OK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416cm" svg:height="1cm" svg:x="21.584cm" svg:y="3.5cm">
          <text:p/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9.21cm" svg:height="0.962cm" svg:x="57cm" svg:y="11.5cm">
          <draw:text-box>
            <text:p><text:span text:style-name="T4">This artists released the record</text:span></text:p>
          </draw:text-box>
        </draw:frame>
        <draw:frame draw:style-name="gr10" draw:text-style-name="P15" draw:layer="layout" svg:width="2.966cm" svg:height="0.962cm" svg:x="59.534cm" svg:y="13.038cm">
          <draw:text-box>
            <text:p><text:span text:style-name="T4">Selected</text:span></text:p>
          </draw:text-box>
        </draw:frame>
        <draw:frame draw:style-name="gr10" draw:text-style-name="P15" draw:layer="layout" svg:width="3.055cm" svg:height="0.962cm" svg:x="66.733cm" svg:y="13cm">
          <draw:text-box>
            <text:p><text:span text:style-name="T4">Available</text:span></text:p>
          </draw:text-box>
        </draw:frame>
        <draw:custom-shape draw:style-name="gr13" draw:text-style-name="P1" draw:layer="layout" svg:width="1cm" svg:height="1cm" svg:x="64.254cm" svg:y="15.31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5" draw:layer="layout" svg:width="10.446cm" svg:height="0.962cm" svg:x="54cm" svg:y="21.5cm">
          <draw:text-box>
            <text:p><text:span text:style-name="T4">The record consists of this volumes</text:span></text:p>
          </draw:text-box>
        </draw:frame>
        <draw:custom-shape draw:style-name="gr14" draw:text-style-name="P1" draw:layer="layout" svg:width="14.5cm" svg:height="7.692cm" svg:x="57.5cm" svg:y="12.3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4.5cm" svg:height="5.192cm" svg:x="54.5cm" svg:y="22.3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cm" svg:height="1cm" svg:x="60cm" svg:y="24cm">
          <text:p text:style-name="P1"><text:span text:style-name="T4">X</text:span></text:p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5.767cm" svg:height="0.962cm" svg:x="54.733cm" svg:y="24cm">
          <draw:text-box>
            <text:p><text:span text:style-name="T4">Named volumns</text:span></text:p>
          </draw:text-box>
        </draw:frame>
        <draw:g>
          <draw:custom-shape draw:style-name="gr15" draw:text-style-name="P1" draw:layer="layout" svg:width="1cm" svg:height="1cm" svg:x="61.234cm" svg:y="22.78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407cm" svg:height="0.329cm" svg:x="61.549cm" svg:y="22.889cm">
            <text:p/>
            <draw:enhanced-geometry svg:viewBox="0 0 21600 21600" draw:text-areas="?f0 ?f7 ?f2 21600" draw:type="up-arrow" draw:modifiers="11192.7272727273 4268.26347305389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6" draw:text-style-name="P1" draw:layer="layout" svg:width="0.38cm" svg:height="0.27cm" svg:x="61.549cm" svg:y="23.342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1" draw:layer="layout" svg:width="1.012cm" svg:height="1cm" svg:x="60.222cm" svg:y="22.784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15" draw:layer="layout" svg:width="5.767cm" svg:height="0.962cm" svg:x="54.867cm" svg:y="22.784cm">
          <draw:text-box>
            <text:p><text:span text:style-name="T4">Count</text:span></text:p>
          </draw:text-box>
        </draw:frame>
        <draw:custom-shape draw:style-name="gr17" draw:text-style-name="P1" draw:layer="layout" svg:width="6.942cm" svg:height="3.006cm" svg:x="61.558cm" svg:y="2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3.058cm" svg:y1="24.298cm" svg:x2="63.058cm" svg:y2="27.006cm">
          <text:p/>
        </draw:line>
        <draw:frame draw:style-name="gr10" draw:text-style-name="P15" draw:layer="layout" svg:width="0.853cm" svg:height="2.384cm" svg:x="62.058cm" svg:y="24.432cm">
          <draw:text-box>
            <text:p><text:span text:style-name="T4">1</text:span></text:p>
            <text:p><text:span text:style-name="T4">2</text:span></text:p>
            <text:p><text:span text:style-name="T4">3</text:span></text:p>
          </draw:text-box>
        </draw:frame>
        <draw:frame draw:style-name="gr10" draw:text-style-name="P15" draw:layer="layout" svg:width="1.734cm" svg:height="2.384cm" svg:x="63.558cm" svg:y="24.506cm">
          <draw:text-box>
            <text:p><text:span text:style-name="T4">Vol1</text:span></text:p>
            <text:p><text:span text:style-name="T4">Vol2</text:span></text:p>
            <text:p><text:span text:style-name="T4">vol3</text:span></text:p>
          </draw:text-box>
        </draw:frame>
        <draw:custom-shape draw:style-name="gr9" draw:text-style-name="P6" draw:layer="layout" svg:width="16.5cm" svg:height="22.5cm" svg:x="36cm" svg:y="2cm">
          <text:p text:style-name="P1"><text:span text:style-name="T4">New/Edit So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2.191cm" svg:height="0.962cm" svg:x="37cm" svg:y="3.834cm">
          <draw:text-box>
            <text:p><text:span text:style-name="T4">Name</text:span></text:p>
          </draw:text-box>
        </draw:frame>
        <draw:custom-shape draw:style-name="gr11" draw:text-style-name="P1" draw:layer="layout" svg:width="5.5cm" svg:height="1cm" svg:x="41.836cm" svg:y="3.7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6cm" svg:height="1cm" svg:x="37cm" svg:y="23cm">
          <text:p text:style-name="P1"><text:span text:style-name="T4">OK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416cm" svg:height="1cm" svg:x="41.842cm" svg:y="3.791cm">
          <text:p/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10.759cm" svg:height="0.962cm" svg:x="37cm" svg:y="9.6cm">
          <draw:text-box>
            <text:p><text:span text:style-name="T4">This persons contributed to the song</text:span></text:p>
          </draw:text-box>
        </draw:frame>
        <draw:frame draw:style-name="gr10" draw:text-style-name="P15" draw:layer="layout" svg:width="4.867cm" svg:height="0.962cm" svg:x="36.908cm" svg:y="5.157cm">
          <draw:text-box>
            <text:p><text:span text:style-name="T4">Releasing artist</text:span></text:p>
          </draw:text-box>
        </draw:frame>
        <draw:g>
          <draw:custom-shape draw:style-name="gr15" draw:text-style-name="P1" draw:layer="layout" svg:width="1cm" svg:height="1cm" svg:x="41.814cm" svg:y="5.2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734cm" svg:height="0.6cm" svg:x="41.951cm" svg:y="5.45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1" draw:layer="layout" svg:width="5.5cm" svg:height="1cm" svg:x="42.802cm" svg:y="5.23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15" draw:layer="layout" svg:width="2.542cm" svg:height="0.962cm" svg:x="36.908cm" svg:y="6.458cm">
          <draw:text-box>
            <text:p><text:span text:style-name="T4">Record</text:span></text:p>
          </draw:text-box>
        </draw:frame>
        <draw:g>
          <draw:custom-shape draw:style-name="gr15" draw:text-style-name="P1" draw:layer="layout" svg:width="1cm" svg:height="1cm" svg:x="41.814cm" svg:y="6.53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734cm" svg:height="0.6cm" svg:x="41.951cm" svg:y="6.75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1" draw:layer="layout" svg:width="5.5cm" svg:height="1cm" svg:x="42.802cm" svg:y="6.531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15" draw:layer="layout" svg:width="2.614cm" svg:height="0.962cm" svg:x="36.908cm" svg:y="7.759cm">
          <draw:text-box>
            <text:p><text:span text:style-name="T4">Volume</text:span></text:p>
          </draw:text-box>
        </draw:frame>
        <draw:g>
          <draw:custom-shape draw:style-name="gr15" draw:text-style-name="P1" draw:layer="layout" svg:width="1cm" svg:height="1cm" svg:x="41.814cm" svg:y="7.83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734cm" svg:height="0.6cm" svg:x="41.951cm" svg:y="8.06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1" draw:layer="layout" svg:width="5.5cm" svg:height="1cm" svg:x="42.802cm" svg:y="7.83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1" draw:layer="layout" svg:width="5.5cm" svg:height="4.209cm" svg:x="66.036cm" svg:y="14.3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2.036cm" svg:height="0.645cm" svg:x="66cm" svg:y="14.547cm">
            <draw:text-box>
              <text:p><text:span text:style-name="T10">Search</text:span></text:p>
            </draw:text-box>
          </draw:frame>
          <draw:custom-shape draw:style-name="gr11" draw:text-style-name="P1" draw:layer="layout" svg:width="3.837cm" svg:height="0.605cm" svg:x="67.536cm" svg:y="14.58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3.892cm" svg:height="2.938cm" svg:x="67.523cm" svg:y="15.362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2.036cm" svg:height="0.645cm" svg:x="66cm" svg:y="15.509cm">
            <draw:text-box>
              <text:p><text:span text:style-name="T10">Select</text:span></text:p>
            </draw:text-box>
          </draw:frame>
        </draw:g>
        <draw:g>
          <draw:custom-shape draw:style-name="gr11" draw:text-style-name="P1" draw:layer="layout" svg:width="5.5cm" svg:height="4.209cm" svg:x="58.5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1.878cm" svg:height="1.433cm" svg:x="58.868cm" svg:y="14.631cm">
            <draw:text-box>
              <text:p><text:span text:style-name="T10">Asdfasdf</text:span></text:p>
              <text:p><text:span text:style-name="T10">Asdfasdf</text:span></text:p>
              <text:p><text:span text:style-name="T10">asdfasdf</text:span></text:p>
            </draw:text-box>
          </draw:frame>
          <draw:frame draw:style-name="gr10" draw:text-style-name="P12" draw:layer="layout" svg:width="0.68cm" svg:height="1.433cm" svg:x="61.654cm" svg:y="14.651cm">
            <draw:text-box>
              <text:p><text:span text:style-name="T11">x</text:span></text:p>
              <text:p><text:span text:style-name="T11">x</text:span></text:p>
              <text:p><text:span text:style-name="T11">x</text:span></text:p>
            </draw:text-box>
          </draw:frame>
        </draw:g>
        <draw:custom-shape draw:style-name="gr17" draw:text-style-name="P1" draw:layer="layout" svg:width="14.597cm" svg:height="3.5cm" svg:x="37.248cm" svg:y="18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" draw:text-style-name="P1" draw:layer="layout" svg:width="0.722cm" svg:height="0.584cm" svg:x="37.392cm" svg:y="19.15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37.491cm" svg:y="19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301cm" svg:height="0.584cm" svg:x="38.106cm" svg:y="19.157cm">
            <text:p text:style-name="P1"><text:span text:style-name="T10">ArtistA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2.496cm" svg:height="0.645cm" svg:x="37.146cm" svg:y="18.43cm">
          <draw:text-box>
            <text:p><text:span text:style-name="T10">Record artist</text:span></text:p>
          </draw:text-box>
        </draw:frame>
        <draw:g>
          <draw:custom-shape draw:style-name="gr15" draw:text-style-name="P1" draw:layer="layout" svg:width="0.722cm" svg:height="0.584cm" svg:x="41.738cm" svg:y="19.15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1.837cm" svg:y="19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415cm" svg:height="0.584cm" svg:x="42.452cm" svg:y="19.157cm">
            <text:p text:style-name="P1"><text:span text:style-name="T10">RecordX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1.637cm" svg:height="0.645cm" svg:x="41.492cm" svg:y="18.43cm">
          <draw:text-box>
            <text:p><text:span text:style-name="T10">Record</text:span></text:p>
          </draw:text-box>
        </draw:frame>
        <draw:g>
          <draw:custom-shape draw:style-name="gr15" draw:text-style-name="P1" draw:layer="layout" svg:width="0.722cm" svg:height="0.584cm" svg:x="46.138cm" svg:y="19.15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6.237cm" svg:y="19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973cm" svg:height="0.584cm" svg:x="46.852cm" svg:y="19.157cm">
            <text:p text:style-name="P1"><text:span text:style-name="T10">Disk 2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1.675cm" svg:height="0.645cm" svg:x="45.892cm" svg:y="18.43cm">
          <draw:text-box>
            <text:p><text:span text:style-name="T10">Volume</text:span></text:p>
          </draw:text-box>
        </draw:frame>
        <draw:g>
          <draw:custom-shape draw:style-name="gr15" draw:text-style-name="P1" draw:layer="layout" svg:width="0.722cm" svg:height="0.584cm" svg:x="37.392cm" svg:y="20.15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37.491cm" svg:y="20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301cm" svg:height="0.584cm" svg:x="38.106cm" svg:y="20.157cm">
            <text:p text:style-name="P1"><text:span text:style-name="T10">Artist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" draw:layer="layout" svg:width="0.722cm" svg:height="0.584cm" svg:x="41.738cm" svg:y="20.15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1.837cm" svg:y="20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415cm" svg:height="0.584cm" svg:x="42.452cm" svg:y="20.157cm">
            <text:p text:style-name="P1"><text:span text:style-name="T10">RecordY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" draw:layer="layout" svg:width="0.722cm" svg:height="0.584cm" svg:x="46.138cm" svg:y="20.15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6.237cm" svg:y="20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973cm" svg:height="0.584cm" svg:x="46.852cm" svg:y="20.157cm">
            <text:p text:style-name="P1"><text:span text:style-name="T10">Disk 1 – The beginning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1" draw:layer="layout" svg:width="3.4cm" svg:height="0.525cm" svg:x="37.692cm" svg:y="21.116cm">
          <text:p text:style-name="P1"><text:span text:style-name="T10">Add another record</text:span></text:p>
          <draw:enhanced-geometry svg:viewBox="0 0 21600 21600" draw:type="rectangle" draw:enhanced-path="M 0 0 L 21600 0 21600 21600 0 21600 0 0 Z N"/>
        </draw:custom-shape>
        <draw:frame draw:style-name="gr20" draw:text-style-name="P15" draw:layer="layout" svg:width="10.332cm" svg:height="1cm" svg:x="36.748cm" svg:y="16.5cm">
          <draw:text-box>
            <text:p><text:span text:style-name="T4">The song appeared on this records</text:span></text:p>
          </draw:text-box>
        </draw:frame>
        <draw:custom-shape draw:style-name="gr14" draw:text-style-name="P1" draw:layer="layout" svg:width="15.252cm" svg:height="4.692cm" svg:x="36.748cm" svg:y="17.8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0.68cm" svg:height="0.645cm" svg:x="50.825cm" svg:y="19.096cm">
          <draw:text-box>
            <text:p><text:span text:style-name="T11">x</text:span></text:p>
          </draw:text-box>
        </draw:frame>
        <draw:frame draw:style-name="gr10" draw:text-style-name="P12" draw:layer="layout" svg:width="0.68cm" svg:height="0.645cm" svg:x="50.825cm" svg:y="20.097cm">
          <draw:text-box>
            <text:p><text:span text:style-name="T11">x</text:span></text:p>
          </draw:text-box>
        </draw:frame>
        <draw:custom-shape draw:style-name="gr21" draw:text-style-name="P1" draw:layer="layout" svg:width="28.551cm" svg:height="16cm" svg:x="3.449cm" svg:y="43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2.835cm" svg:height="1.673cm" svg:x="4.834cm" svg:y="43.5cm">
          <draw:text-box>
            <text:p><text:span text:style-name="T12">Tool</text:span></text:p>
          </draw:text-box>
        </draw:frame>
        <draw:frame draw:style-name="gr20" draw:text-style-name="P14" draw:layer="layout" svg:width="3.503cm" svg:height="1cm" svg:x="16.539cm" svg:y="46cm">
          <draw:text-box>
            <text:p><text:span text:style-name="T13">10000 Days</text:span></text:p>
          </draw:text-box>
        </draw:frame>
        <draw:custom-shape draw:style-name="gr16" draw:text-style-name="P1" draw:layer="layout" svg:width="4cm" svg:height="4cm" svg:x="17.539cm" svg:y="49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7.31cm" svg:height="5.284cm" svg:x="23.039cm" svg:y="49.216cm">
          <draw:text-box>
            <text:p><text:span text:style-name="T14">Track listing</text:span></text:p>
            <text:p><text:span text:style-name="T10">"Vicarious" – 7:06</text:span></text:p>
            <text:p><text:span text:style-name="T10">"Jambi" – 7:28</text:span></text:p>
            <text:p><text:span text:style-name="T10">"Wings for Marie (Pt 1)" – 6:11</text:span></text:p>
            <text:p><text:span text:style-name="T10">"10,000 Days (Wings Pt 2)" – 11:13</text:span></text:p>
            <text:p><text:span text:style-name="T10">"The Pot" – 6:21</text:span></text:p>
            <text:p><text:span text:style-name="T10">"Lipan Conjuring" – 1:11</text:span></text:p>
            <text:p><text:span text:style-name="T10">"Lost Keys (Blame Hofmann)" – 3:46</text:span></text:p>
            <text:p><text:span text:style-name="T10">"Rosetta Stoned" – 11:11</text:span></text:p>
            <text:p><text:span text:style-name="T10">"Intension" – 7:21</text:span></text:p>
            <text:p><text:span text:style-name="T10">"Right in Two" – 8:55</text:span></text:p>
            <text:p><text:span text:style-name="T10">"Viginti Tres" – 5:02</text:span></text:p>
          </draw:text-box>
        </draw:frame>
        <draw:frame draw:style-name="gr20" draw:text-style-name="P14" draw:layer="layout" svg:width="1.755cm" svg:height="1cm" svg:x="21.539cm" svg:y="46cm">
          <draw:text-box>
            <text:p><text:span text:style-name="T13">2006</text:span></text:p>
          </draw:text-box>
        </draw:frame>
        <draw:frame draw:style-name="gr20" draw:text-style-name="P14" draw:layer="layout" svg:width="1.539cm" svg:height="1cm" svg:x="24.539cm" svg:y="46cm">
          <draw:text-box>
            <text:p><text:span text:style-name="T13">Live</text:span></text:p>
          </draw:text-box>
        </draw:frame>
        <draw:frame draw:style-name="gr20" draw:text-style-name="P14" draw:layer="layout" svg:width="3.503cm" svg:height="1cm" svg:x="16.509cm" svg:y="47.289cm">
          <draw:text-box>
            <text:p><text:span text:style-name="T13">10000 Days</text:span></text:p>
          </draw:text-box>
        </draw:frame>
        <draw:frame draw:style-name="gr20" draw:text-style-name="P14" draw:layer="layout" svg:width="1.755cm" svg:height="1cm" svg:x="21.509cm" svg:y="47.289cm">
          <draw:text-box>
            <text:p><text:span text:style-name="T13">2006</text:span></text:p>
          </draw:text-box>
        </draw:frame>
        <draw:frame draw:style-name="gr20" draw:text-style-name="P14" draw:layer="layout" svg:width="1.539cm" svg:height="1cm" svg:x="24.509cm" svg:y="47.289cm">
          <draw:text-box>
            <text:p><text:span text:style-name="T13">Live</text:span></text:p>
          </draw:text-box>
        </draw:frame>
        <draw:frame draw:style-name="gr20" draw:text-style-name="P14" draw:layer="layout" svg:width="3.503cm" svg:height="1cm" svg:x="16.539cm" svg:y="56cm">
          <draw:text-box>
            <text:p><text:span text:style-name="T13">10000 Days</text:span></text:p>
          </draw:text-box>
        </draw:frame>
        <draw:frame draw:style-name="gr20" draw:text-style-name="P14" draw:layer="layout" svg:width="1.755cm" svg:height="1cm" svg:x="21.539cm" svg:y="56cm">
          <draw:text-box>
            <text:p><text:span text:style-name="T13">2006</text:span></text:p>
          </draw:text-box>
        </draw:frame>
        <draw:frame draw:style-name="gr20" draw:text-style-name="P14" draw:layer="layout" svg:width="1.539cm" svg:height="1cm" svg:x="24.539cm" svg:y="56cm">
          <draw:text-box>
            <text:p><text:span text:style-name="T13">Live</text:span></text:p>
          </draw:text-box>
        </draw:frame>
        <draw:frame draw:style-name="gr20" draw:text-style-name="P14" draw:layer="layout" svg:width="3.503cm" svg:height="1cm" svg:x="16.5cm" svg:y="57.5cm">
          <draw:text-box>
            <text:p><text:span text:style-name="T13">10000 Days</text:span></text:p>
          </draw:text-box>
        </draw:frame>
        <draw:frame draw:style-name="gr20" draw:text-style-name="P14" draw:layer="layout" svg:width="1.755cm" svg:height="1cm" svg:x="21.5cm" svg:y="57.5cm">
          <draw:text-box>
            <text:p><text:span text:style-name="T13">2006</text:span></text:p>
          </draw:text-box>
        </draw:frame>
        <draw:frame draw:style-name="gr20" draw:text-style-name="P14" draw:layer="layout" svg:width="1.539cm" svg:height="1cm" svg:x="24.5cm" svg:y="57.5cm">
          <draw:text-box>
            <text:p><text:span text:style-name="T13">Live</text:span></text:p>
          </draw:text-box>
        </draw:frame>
        <draw:custom-shape draw:style-name="gr12" draw:text-style-name="P11" draw:layer="layout" svg:width="1cm" svg:height="0.5cm" svg:x="7cm" svg:y="45.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5cm" svg:height="0.5cm" svg:x="26.039cm" svg:y="46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4.99cm" svg:y="54.251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3.586cm" svg:y="54.272cm">
          <text:p text:style-name="P1"><text:span text:style-name="T10">Play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7.736cm" svg:y="46.01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5cm" svg:height="0.5cm" svg:x="26.048cm" svg:y="47.289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7.745cm" svg:y="47.304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5cm" svg:height="0.5cm" svg:x="26.27cm" svg:y="55.935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7.967cm" svg:y="55.9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5cm" svg:height="0.5cm" svg:x="26.342cm" svg:y="57.485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8.039cm" svg:y="57.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4.531cm" svg:height="2.795cm" svg:x="4.969cm" svg:y="45.5cm">
          <draw:text-box>
            <text:p><text:span text:style-name="T14">Members</text:span></text:p>
            <text:p><text:span text:style-name="T10">Danny Carey</text:span></text:p>
            <text:p><text:span text:style-name="T10">Justin Chancellor</text:span></text:p>
            <text:p><text:span text:style-name="T10">Maynard James Keenan</text:span></text:p>
            <text:p><text:span text:style-name="T10">Adam Jones</text:span></text:p>
          </draw:text-box>
        </draw:frame>
        <draw:frame draw:style-name="gr24" draw:text-style-name="P10" draw:layer="layout" svg:width="7.368cm" svg:height="9.495cm" svg:x="5cm" svg:y="48.505cm">
          <draw:text-box>
            <text:p><text:span text:style-name="T10">Origin </text:span><text:span text:style-name="T10"><text:tab/></text:span><text:span text:style-name="T10">Los Angeles, California, United States</text:span></text:p>
            <text:p><text:span text:style-name="T10">Genres </text:span><text:span text:style-name="T10"><text:tab/></text:span><text:span text:style-name="T10">Alternative metal, art rock, progressive metal, progressive rock, post-metal</text:span></text:p>
            <text:p><text:span text:style-name="T10">Years active </text:span><text:span text:style-name="T10"><text:tab/></text:span><text:span text:style-name="T10">1990-present</text:span></text:p>
            <text:p><text:span text:style-name="T10">Labels </text:span><text:span text:style-name="T10"><text:tab/></text:span><text:span text:style-name="T10">Tool Dissectional, Volcano, Zoo</text:span></text:p>
            <text:p><text:span text:style-name="T10">Associated acts </text:span><text:span text:style-name="T10"><text:tab/></text:span><text:span text:style-name="T10">A Perfect Circle, Green Jellÿ, Puscifer, ZAUM</text:span></text:p>
            <text:p><text:span text:style-name="T10">Website </text:span><text:span text:style-name="T10"><text:tab/></text:span><text:span text:style-name="T10">www.toolband.com</text:span></text:p>
            <text:p><text:span text:style-name="T10">Members</text:span></text:p>
            <text:p><text:span text:style-name="T10">Danny Carey</text:span></text:p>
            <text:p><text:span text:style-name="T10">Justin Chancellor</text:span></text:p>
            <text:p><text:span text:style-name="T10">Maynard James Keenan</text:span></text:p>
            <text:p><text:span text:style-name="T10">Adam Jones</text:span></text:p>
            <text:p><text:span text:style-name="T10">Former members</text:span></text:p>
            <text:p><text:span text:style-name="T10">Paul D'Amour</text:span></text:p>
          </draw:text-box>
        </draw:frame>
        <draw:custom-shape draw:style-name="gr12" draw:text-style-name="P11" draw:layer="layout" svg:width="1cm" svg:height="0.5cm" svg:x="5.27cm" svg:y="55.433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4cm" svg:x="37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" draw:text-style-name="P1" draw:layer="layout" svg:width="0.722cm" svg:height="0.584cm" svg:x="37.8cm" svg:y="11.9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37.899cm" svg:y="12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301cm" svg:height="0.584cm" svg:x="38.514cm" svg:y="11.916cm">
            <text:p text:style-name="P1"><text:span text:style-name="T10">ArtistA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1.615cm" svg:height="0.645cm" svg:x="37.554cm" svg:y="11.189cm">
          <draw:text-box>
            <text:p><text:span text:style-name="T10">Person</text:span></text:p>
          </draw:text-box>
        </draw:frame>
        <draw:g>
          <draw:custom-shape draw:style-name="gr15" draw:text-style-name="P1" draw:layer="layout" svg:width="0.722cm" svg:height="0.584cm" svg:x="42.146cm" svg:y="11.9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2.245cm" svg:y="12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415cm" svg:height="0.584cm" svg:x="42.86cm" svg:y="11.916cm">
            <text:p text:style-name="P1"><text:span text:style-name="T10">RecordX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1.222cm" svg:height="0.645cm" svg:x="41.9cm" svg:y="11.189cm">
          <draw:text-box>
            <text:p><text:span text:style-name="T10">Role</text:span></text:p>
          </draw:text-box>
        </draw:frame>
        <draw:g>
          <draw:custom-shape draw:style-name="gr15" draw:text-style-name="P1" draw:layer="layout" svg:width="0.722cm" svg:height="0.584cm" svg:x="37.8cm" svg:y="12.9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37.899cm" svg:y="13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301cm" svg:height="0.584cm" svg:x="38.514cm" svg:y="12.916cm">
            <text:p text:style-name="P1"><text:span text:style-name="T10">Artist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" draw:layer="layout" svg:width="0.722cm" svg:height="0.584cm" svg:x="42.146cm" svg:y="12.9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2.245cm" svg:y="13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415cm" svg:height="0.584cm" svg:x="42.86cm" svg:y="12.916cm">
            <text:p text:style-name="P1"><text:span text:style-name="T10">RecordY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1" draw:layer="layout" svg:width="3.4cm" svg:height="0.525cm" svg:x="37.8cm" svg:y="13.875cm">
          <text:p text:style-name="P1"><text:span text:style-name="T10">Add another person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0.68cm" svg:height="0.645cm" svg:x="46.533cm" svg:y="11.855cm">
          <draw:text-box>
            <text:p><text:span text:style-name="T11">x</text:span></text:p>
          </draw:text-box>
        </draw:frame>
        <draw:frame draw:style-name="gr10" draw:text-style-name="P12" draw:layer="layout" svg:width="0.68cm" svg:height="0.645cm" svg:x="46.533cm" svg:y="12.856cm">
          <draw:text-box>
            <text:p><text:span text:style-name="T11">x</text:span></text:p>
          </draw:text-box>
        </draw:frame>
        <draw:custom-shape draw:style-name="gr14" draw:text-style-name="P1" draw:layer="layout" svg:width="10.752cm" svg:height="5cm" svg:x="37.248cm" svg:y="10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748cm" svg:height="3.905cm" svg:x="19.252cm" svg:y="7.1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" draw:text-style-name="P1" draw:layer="layout" svg:width="0.722cm" svg:height="0.584cm" svg:x="19.552cm" svg:y="8.11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19.651cm" svg:y="8.244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301cm" svg:height="0.584cm" svg:x="20.266cm" svg:y="8.111cm">
            <text:p text:style-name="P1"><text:span text:style-name="T10">ArtistA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1.302cm" svg:height="0.645cm" svg:x="19.306cm" svg:y="7.384cm">
          <draw:text-box>
            <text:p><text:span text:style-name="T10">Artist</text:span></text:p>
          </draw:text-box>
        </draw:frame>
        <draw:g>
          <draw:custom-shape draw:style-name="gr15" draw:text-style-name="P1" draw:layer="layout" svg:width="0.722cm" svg:height="0.584cm" svg:x="19.552cm" svg:y="9.11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19.651cm" svg:y="9.244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301cm" svg:height="0.584cm" svg:x="20.266cm" svg:y="9.111cm">
            <text:p text:style-name="P1"><text:span text:style-name="T10">ArtistB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1" draw:layer="layout" svg:width="3.4cm" svg:height="0.525cm" svg:x="19.552cm" svg:y="10.07cm">
          <text:p text:style-name="P1"><text:span text:style-name="T10">Add another artist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0.68cm" svg:height="0.645cm" svg:x="24cm" svg:y="8.1cm">
          <draw:text-box>
            <text:p><text:span text:style-name="T11">x</text:span></text:p>
          </draw:text-box>
        </draw:frame>
        <draw:frame draw:style-name="gr10" draw:text-style-name="P12" draw:layer="layout" svg:width="0.68cm" svg:height="0.645cm" svg:x="24cm" svg:y="9.101cm">
          <draw:text-box>
            <text:p><text:span text:style-name="T11">x</text:span></text:p>
          </draw:text-box>
        </draw:frame>
        <draw:custom-shape draw:style-name="gr14" draw:text-style-name="P1" draw:layer="layout" svg:width="6.5cm" svg:height="4.905cm" svg:x="19cm" svg:y="6.695cm">
          <text:p/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9.21cm" svg:height="0.962cm" svg:x="18.79cm" svg:y="5.6cm">
          <draw:text-box>
            <text:p><text:span text:style-name="T4">This artists released the record</text:span></text:p>
          </draw:text-box>
        </draw:frame>
        <draw:frame draw:style-name="gr10" draw:text-style-name="P15" draw:layer="layout" svg:width="10.446cm" svg:height="0.962cm" svg:x="19cm" svg:y="12.6cm">
          <draw:text-box>
            <text:p><text:span text:style-name="T4">The record consists of this volumes</text:span></text:p>
          </draw:text-box>
        </draw:frame>
        <draw:custom-shape draw:style-name="gr17" draw:text-style-name="P1" draw:layer="layout" svg:width="7.5cm" svg:height="3.695cm" svg:x="19.5cm" svg:y="15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0.875cm" svg:height="0.645cm" svg:x="19.554cm" svg:y="16.094cm">
          <draw:text-box>
            <text:p><text:span text:style-name="T10">Nr</text:span></text:p>
          </draw:text-box>
        </draw:frame>
        <draw:frame draw:style-name="gr25" draw:text-style-name="P10" draw:layer="layout" svg:width="1.446cm" svg:height="0.645cm" svg:x="21cm" svg:y="16.11cm">
          <draw:text-box>
            <text:p><text:span text:style-name="T10">Name</text:span></text:p>
          </draw:text-box>
        </draw:frame>
        <draw:custom-shape draw:style-name="gr12" draw:text-style-name="P11" draw:layer="layout" svg:width="3.4cm" svg:height="0.525cm" svg:x="19.8cm" svg:y="18.78cm">
          <text:p text:style-name="P1"><text:span text:style-name="T10">Add another volume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0.68cm" svg:height="0.645cm" svg:x="25.833cm" svg:y="16.76cm">
          <draw:text-box>
            <text:p><text:span text:style-name="T11">x</text:span></text:p>
          </draw:text-box>
        </draw:frame>
        <draw:frame draw:style-name="gr10" draw:text-style-name="P12" draw:layer="layout" svg:width="0.68cm" svg:height="0.645cm" svg:x="25.833cm" svg:y="17.461cm">
          <draw:text-box>
            <text:p><text:span text:style-name="T11">x</text:span></text:p>
          </draw:text-box>
        </draw:frame>
        <draw:custom-shape draw:style-name="gr14" draw:text-style-name="P1" draw:layer="layout" svg:width="8.252cm" svg:height="6.6cm" svg:x="19.248cm" svg:y="13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cm" svg:height="1cm" svg:x="19.567cm" svg:y="14.015cm">
          <text:p text:style-name="P1"><text:span text:style-name="T4">X</text:span></text:p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5.767cm" svg:height="0.962cm" svg:x="20.803cm" svg:y="14.087cm">
          <draw:text-box>
            <text:p><text:span text:style-name="T4">Named volumes</text:span></text:p>
          </draw:text-box>
        </draw:frame>
        <draw:custom-shape draw:style-name="gr27" draw:text-style-name="P11" draw:layer="layout" svg:width="0.7cm" svg:height="0.525cm" svg:x="19.8cm" svg:y="16.881cm">
          <text:p text:style-name="P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0.7cm" svg:height="0.525cm" svg:x="19.8cm" svg:y="17.605cm">
          <text:p text:style-name="P1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4.7cm" svg:height="0.525cm" svg:x="20.8cm" svg:y="16.882cm">
          <text:p text:style-name="P1"><text:span text:style-name="T10">From dawn to dusk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4.666cm" svg:height="0.525cm" svg:x="20.834cm" svg:y="17.578cm">
          <text:p text:style-name="P1"><text:span text:style-name="T10">From twilight to starligh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model - minimized" draw:style-name="dp1" draw:master-page-name="Default">
        <draw:custom-shape draw:style-name="gr6" draw:text-style-name="P6" draw:layer="layout" svg:width="30cm" svg:height="26cm" svg:x="5.5cm" svg:y="2cm">
          <text:p text:style-name="P1"><text:span text:style-name="T4">In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23.1cm" svg:height="11cm" svg:x="9.4cm" svg:y="31.5cm">
          <text:p text:style-name="P1"><text:span text:style-name="T4">FileStor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47" draw:layer="layout" svg:width="4cm" svg:height="3.498cm" svg:x="23cm" svg:y="34.8cm">
          <text:p text:style-name="P1"><text:span text:style-name="T5">fil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45" draw:layer="layout" svg:width="3.5cm" svg:height="0.837cm" svg:x="16.5cm" svg:y="23.663cm">
          <draw:glue-point draw:id="4" svg:x="-2.5cm" svg:y="-5.004cm"/>
          <text:p text:style-name="P1"><text:span text:style-name="T5">song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25cm" svg:y1="24.5cm" svg:x2="18.251cm" svg:y2="32.5cm" draw:start-shape="id45" draw:start-glue-point="2" draw:end-shape="id46" svg:d="m18250 24500v4000h1v4000">
          <text:p/>
        </draw:connector>
        <draw:custom-shape draw:style-name="gr1" draw:text-style-name="P7" draw:id="id50" draw:layer="layout" svg:width="3.502cm" svg:height="0.9cm" svg:x="16.248cm" svg:y="9.1cm">
          <text:p text:style-name="P1"><text:span text:style-name="T5">artist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2.236cm" svg:x="23.308cm" svg:y="35.557cm">
          <text:p text:style-name="P1"><text:span text:style-name="T6">hash</text:span></text:p>
          <text:p text:style-name="P1"><text:span text:style-name="T6">path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48" draw:layer="layout" svg:width="4cm" svg:height="2.5cm" svg:x="15.9cm" svg:y="39.3cm">
          <text:p text:style-name="P1"><text:span text:style-name="T5">folder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322cm" svg:x="16.208cm" svg:y="39.978cm">
          <text:p text:style-name="P1"><text:span text:style-name="T6">hash</text:span></text:p>
          <text:p text:style-name="P1"><text:span text:style-name="T6">path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5cm" svg:y1="38.298cm" svg:x2="17.9cm" svg:y2="39.3cm" draw:start-shape="id47" draw:start-glue-point="2" draw:end-shape="id48" svg:d="m25000 38298v501h-7100v501">
          <text:p/>
        </draw:connector>
        <draw:custom-shape draw:style-name="gr1" draw:text-style-name="P7" draw:id="id46" draw:layer="layout" svg:width="3.502cm" svg:height="1.5cm" svg:x="16.5cm" svg:y="32.5cm">
          <text:p text:style-name="P1"><text:span text:style-name="T5">contains song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251cm" svg:y1="34cm" svg:x2="25cm" svg:y2="34.8cm" draw:start-shape="id46" draw:start-glue-point="2" draw:end-shape="id47" draw:end-glue-point="0" svg:d="m18251 34000v501h3250v-202h3499v501">
          <text:p/>
        </draw:connector>
        <draw:custom-shape draw:style-name="gr7" draw:text-style-name="P16" draw:id="id49" draw:layer="layout" svg:width="10cm" svg:height="1.5cm" svg:x="6.5cm" svg:y="28.5cm">
          <text:p><text:span text:style-name="T6">A song can be available in multiple files (different qualities)</text:span></text:p>
          <text:p><text:span text:style-name="T6">Multiple songs can be in one mp3 file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1.5cm" svg:y1="30cm" svg:x2="16.5cm" svg:y2="33.25cm" draw:start-shape="id49" draw:start-glue-point="2" draw:end-shape="id46" svg:d="m11500 30000 5000 3250">
          <text:p/>
        </draw:connector>
        <draw:custom-shape draw:style-name="gr1" draw:text-style-name="P7" draw:id="id57" draw:layer="layout" svg:width="3cm" svg:height="2.5cm" svg:x="10.2cm" svg:y="35cm">
          <text:p text:style-name="P1"><text:span text:style-name="T5">file_store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cm" svg:height="1.322cm" svg:x="10.7cm" svg:y="35.678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draw:id="id51" draw:layer="layout" svg:width="2.502cm" svg:height="0.807cm" svg:x="16.744cm" svg:y="12.1cm">
          <text:p text:style-name="P1"><text:span text:style-name="T5">Released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17.999cm" svg:y1="10cm" svg:x2="17.995cm" svg:y2="12.1cm" draw:start-shape="id50" draw:start-glue-point="2" draw:end-shape="id51" draw:end-glue-point="0" svg:d="m17999 10000-4 2100">
          <text:p/>
        </draw:connector>
        <draw:connector draw:style-name="gr29" draw:text-style-name="P1" draw:layer="layout" draw:type="line" svg:x1="17.995cm" svg:y1="12.907cm" svg:x2="18cm" svg:y2="14.5cm" draw:start-shape="id51" draw:start-glue-point="2" draw:end-shape="id52" draw:end-glue-point="0" svg:d="m17995 12907 5 1593">
          <text:p/>
        </draw:connector>
        <draw:custom-shape draw:style-name="gr7" draw:text-style-name="P16" draw:layer="layout" svg:width="15cm" svg:height="2.176cm" svg:x="37cm" svg:y="11.5cm">
          <text:p><text:span text:style-name="T6">An artist can release multiple records</text:span></text:p>
          <text:p><text:span text:style-name="T6">A record can be released by multipe artists („Bob Marley and the Wailers“)</text:span></text:p>
          <text:p><text:span text:style-name="T6">(note that a record can be </text:span><text:span text:style-name="T15">release</text:span><text:span text:style-name="T6"> by one group of artists and be </text:span><text:span text:style-name="T15">played</text:span><text:span text:style-name="T6"> by another group)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62" draw:layer="layout" svg:width="3cm" svg:height="1.5cm" svg:x="27.5cm" svg:y="15.5cm">
          <text:p text:style-name="P1"><text:span text:style-name="T5">Contributed</text:span></text:p>
          <text:p text:style-name="P1"><text:span text:style-name="T5">To song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54" draw:layer="layout" svg:width="3cm" svg:height="1cm" svg:x="16.5cm" svg:y="21.4cm">
          <text:p text:style-name="P1"><text:span text:style-name="T5">contains 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cm" svg:y1="16.5cm" svg:x2="18.012cm" svg:y2="18.6cm" draw:start-shape="id52" draw:start-glue-point="2" draw:end-shape="id53" draw:end-glue-point="0" svg:d="m18000 16500v1050h12v1050">
          <text:p/>
        </draw:connector>
        <draw:connector draw:style-name="gr2" draw:text-style-name="P1" draw:layer="layout" svg:x1="18cm" svg:y1="22.4cm" svg:x2="18.25cm" svg:y2="23.663cm" draw:start-shape="id54" draw:start-glue-point="2" draw:end-shape="id45" draw:end-glue-point="0" svg:d="m18000 22400v631h250v632">
          <text:p/>
        </draw:connector>
        <draw:custom-shape draw:style-name="gr7" draw:text-style-name="P16" draw:layer="layout" svg:width="16cm" svg:height="3.176cm" svg:x="37.056cm" svg:y="14.124cm">
          <text:p><text:span text:style-name="T6">An song can be played by multiple persons</text:span></text:p>
          <text:p><text:span text:style-name="T6">An person can play multiple songs</text:span></text:p>
          <text:p><text:span text:style-name="T6">Each person has a role in a song.</text:span></text:p>
          <text:p><text:span text:style-name="T6">A person may apear multiple times with different roles in one song</text:span></text:p>
          <text:p><text:span text:style-name="T6">(note that a record can be </text:span><text:span text:style-name="T15">release</text:span><text:span text:style-name="T6"> by one group of artists and be </text:span><text:span text:style-name="T15">played</text:span><text:span text:style-name="T6"> by another group of persons)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55" draw:layer="layout" svg:width="4cm" svg:height="2.5cm" svg:x="20.9cm" svg:y="39.502cm">
          <text:p text:style-name="P1"><text:span text:style-name="T5">file_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322cm" svg:x="21.208cm" svg:y="40.18cm">
          <text:p text:style-name="P1"><text:span text:style-name="T6">hash</text:span></text:p>
          <text:p text:style-name="P1"><text:span text:style-name="T6">path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id="id56" draw:layer="layout" svg:x1="22.9cm" svg:y1="39cm" svg:x2="22.9cm" svg:y2="39.502cm" draw:end-shape="id55" draw:end-glue-point="0" svg:d="m22900 39000v502">
          <text:p/>
        </draw:connector>
        <draw:connector draw:style-name="gr2" draw:text-style-name="P1" draw:layer="layout" svg:x1="22.9cm" svg:y1="39.251cm" svg:x2="25cm" svg:y2="38.298cm" draw:start-shape="id56" draw:start-glue-point="0" draw:end-shape="id47" draw:end-glue-point="2" svg:d="m22900 39251h2100v-953">
          <text:p/>
        </draw:connector>
        <draw:custom-shape draw:style-name="gr1" draw:text-style-name="P7" draw:id="id58" draw:layer="layout" svg:width="2.5cm" svg:height="1.5cm" svg:x="13.8cm" svg:y="35.5cm">
          <text:p text:style-name="P1"><text:span text:style-name="T5">available_i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2cm" svg:y1="36.25cm" svg:x2="13.8cm" svg:y2="36.25cm" draw:start-shape="id57" draw:start-glue-point="1" draw:end-shape="id58" draw:end-glue-point="3" svg:d="m13200 36250h600">
          <text:p/>
        </draw:connector>
        <draw:connector draw:style-name="gr2" draw:text-style-name="P1" draw:layer="layout" svg:x1="16.3cm" svg:y1="36.25cm" svg:x2="23cm" svg:y2="36.549cm" draw:start-shape="id58" draw:start-glue-point="1" draw:end-shape="id47" draw:end-glue-point="3" svg:d="m16300 36250h3350v299h3350">
          <text:p/>
        </draw:connector>
        <draw:custom-shape draw:style-name="gr1" draw:text-style-name="P7" draw:id="id53" draw:layer="layout" svg:width="3.502cm" svg:height="0.9cm" svg:x="16.261cm" svg:y="18.6cm">
          <text:p text:style-name="P1"><text:span text:style-name="T5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8.012cm" svg:y1="19.5cm" svg:x2="18cm" svg:y2="21.4cm" draw:start-shape="id53" draw:start-glue-point="2" draw:end-shape="id54" draw:end-glue-point="0" svg:d="m18012 19500v950h-12v950">
          <text:p/>
        </draw:connector>
        <draw:custom-shape draw:style-name="gr1" draw:text-style-name="P7" draw:id="id60" draw:layer="layout" svg:width="3.502cm" svg:height="1cm" svg:x="16.244cm" svg:y="5.5cm">
          <text:p text:style-name="P1"><text:span text:style-name="T5">bandmemb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cm" svg:y1="5cm" svg:x2="17.995cm" svg:y2="5.5cm" draw:start-shape="id59" draw:start-glue-point="2" draw:end-shape="id60" draw:end-glue-point="0" svg:d="m18000 5000v250h-5v250">
          <text:p/>
        </draw:connector>
        <draw:connector draw:style-name="gr2" draw:text-style-name="P1" draw:layer="layout" svg:x1="17.995cm" svg:y1="6.5cm" svg:x2="17.999cm" svg:y2="9.1cm" draw:start-shape="id60" draw:start-glue-point="2" draw:end-shape="id50" draw:end-glue-point="0" svg:d="m17995 6500v1300h4v1300">
          <text:p/>
        </draw:connector>
        <draw:custom-shape draw:style-name="gr1" draw:text-style-name="P7" draw:layer="layout" svg:width="3.502cm" svg:height="4cm" svg:x="35cm" svg:y="3cm">
          <text:p text:style-name="P1"><text:span text:style-name="T8">record_type</text:span></text:p>
          <text:p text:style-name="P1"><text:span text:style-name="T5">Album</text:span></text:p>
          <text:p text:style-name="P1"><text:span text:style-name="T5">EP</text:span></text:p>
          <text:p text:style-name="P1"><text:span text:style-name="T5">Single</text:span></text:p>
          <text:p text:style-name="P1"><text:span text:style-name="T5">BestOf</text:span></text:p>
          <text:p text:style-name="P1"><text:span text:style-name="T5">Live</text:span></text:p>
          <text:p text:style-name="P1"><text:span text:style-name="T5">Sample</text:span></text:p>
          <text:p text:style-name="P1"><text:span text:style-name="T5">Movie s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7" draw:layer="layout" svg:width="4cm" svg:height="4.5cm" svg:x="39cm" svg:y="3cm">
          <text:p text:style-name="P1"><text:span text:style-name="T8">Role</text:span></text:p>
          <text:p text:style-name="P1"><text:span text:style-name="T5">Lead singer</text:span></text:p>
          <text:p text:style-name="P1"><text:span text:style-name="T5">Background singer</text:span></text:p>
          <text:p text:style-name="P1"><text:span text:style-name="T5">1. Guitar</text:span></text:p>
          <text:p text:style-name="P1"><text:span text:style-name="T5">2. Guitar</text:span></text:p>
          <text:p text:style-name="P1"><text:span text:style-name="T5">Drums</text:span></text:p>
          <text:p text:style-name="P1"><text:span text:style-name="T5">Bass</text:span></text:p>
          <text:p text:style-name="P1"><text:span text:style-name="T5">Producer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5cm" svg:height="3.5cm" svg:x="43.5cm" svg:y="3cm">
          <text:p text:style-name="P1"><text:span text:style-name="T8">event_type</text:span></text:p>
          <text:p text:style-name="P1"><text:span text:style-name="T5">memberEntry</text:span></text:p>
          <text:p text:style-name="P1"><text:span text:style-name="T5">MemberDeparture</text:span></text:p>
          <text:p text:style-name="P1"><text:span text:style-name="T5">MemberIllness</text:span></text:p>
          <text:p text:style-name="P1"><text:span text:style-name="T5">MemberDeath</text:span></text:p>
          <text:p text:style-name="P1"><text:span text:style-name="T5">Disband</text:span></text:p>
          <text:p text:style-name="P1"><text:span text:style-name="T5">Reunite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5cm" svg:y1="34.8cm" svg:x2="25.249cm" svg:y2="34cm" draw:start-shape="id47" draw:start-glue-point="0" svg:d="m25000 34800v-650h249v-150">
          <text:p/>
        </draw:connector>
        <draw:custom-shape draw:style-name="gr1" draw:text-style-name="P7" draw:id="id61" draw:layer="layout" svg:width="3cm" svg:height="1.5cm" svg:x="21cm" svg:y="9.5cm">
          <draw:glue-point draw:id="4" svg:x="3.333cm" svg:y="5cm"/>
          <text:p text:style-name="P1"><text:span text:style-name="T5">Contributed</text:span></text:p>
          <text:p text:style-name="P1"><text:span text:style-name="T5">To recor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9.5cm" svg:y1="4cm" svg:x2="22.5cm" svg:y2="9.5cm" draw:start-shape="id59" draw:start-glue-point="1" draw:end-shape="id61" draw:end-glue-point="0" svg:d="m19500 4000h3000v5500">
          <text:p/>
        </draw:connector>
        <draw:connector draw:style-name="gr2" draw:text-style-name="P1" draw:layer="layout" svg:x1="21cm" svg:y1="10.25cm" svg:x2="19.5cm" svg:y2="15.5cm" draw:start-shape="id61" draw:start-glue-point="3" draw:end-shape="id52" draw:end-glue-point="1" svg:d="m21000 10250h-750v5250h-750">
          <text:p/>
        </draw:connector>
        <draw:connector draw:style-name="gr2" draw:text-style-name="P1" draw:layer="layout" svg:x1="27.5cm" svg:y1="16.25cm" svg:x2="25.5cm" svg:y2="13.5cm" draw:start-shape="id62" draw:start-glue-point="3" draw:end-shape="id63" draw:end-glue-point="2" svg:d="m27500 16250h-2000v-2750">
          <text:p/>
        </draw:connector>
        <draw:connector draw:style-name="gr2" draw:text-style-name="P1" draw:layer="layout" svg:x1="22.5cm" svg:y1="11cm" svg:x2="24.75cm" svg:y2="12.501cm" draw:start-shape="id61" draw:start-glue-point="2" draw:end-shape="id63" draw:end-glue-point="5" svg:d="m22500 11000v750h2250v751">
          <text:p/>
        </draw:connector>
        <draw:connector draw:style-name="gr2" draw:text-style-name="P1" draw:layer="layout" svg:x1="17.375cm" svg:y1="23.663cm" svg:x2="16.5cm" svg:y2="24.081cm" draw:start-shape="id45" draw:start-glue-point="4" draw:end-shape="id45" draw:end-glue-point="3" svg:d="m17375 23663v-502h-1376v920h501">
          <text:p/>
        </draw:connector>
        <draw:connector draw:style-name="gr2" draw:text-style-name="P1" draw:layer="layout" svg:x1="16.5cm" svg:y1="15.964cm" svg:x2="16.5cm" svg:y2="14.989cm" draw:start-shape="id52" draw:start-glue-point="10" draw:end-shape="id52" draw:end-glue-point="11" svg:d="m16500 15964h-501v-975h501">
          <text:p/>
        </draw:connector>
        <draw:connector draw:style-name="gr2" draw:text-style-name="P1" draw:layer="layout" svg:x1="29cm" svg:y1="17cm" svg:x2="20cm" svg:y2="24.081cm" draw:start-shape="id62" draw:start-glue-point="2" draw:end-shape="id45" draw:end-glue-point="1" svg:d="m29000 17000v7081h-9000">
          <text:p/>
        </draw:connector>
        <draw:connector draw:style-name="gr2" draw:text-style-name="P1" draw:layer="layout" svg:x1="29cm" svg:y1="15.5cm" svg:x2="19.5cm" svg:y2="3.324cm" draw:start-shape="id62" draw:start-glue-point="0" draw:end-shape="id59" draw:end-glue-point="7" svg:d="m29000 15500v-12176h-9500">
          <text:p/>
        </draw:connector>
        <draw:custom-shape draw:style-name="gr1" draw:text-style-name="P7" draw:layer="layout" svg:width="3cm" svg:height="2cm" svg:x="7.5cm" svg:y="12.5cm">
          <draw:glue-point draw:id="4" svg:x="2.5cm" svg:y="5.001cm" draw:escape-direction="down"/>
          <draw:glue-point draw:id="5" svg:x="-2.5cm" svg:y="-4.998cm"/>
          <draw:glue-point draw:id="6" svg:x="2.5cm" svg:y="-4.998cm" draw:escape-direction="right"/>
          <draw:glue-point draw:id="7" svg:x="5cm" svg:y="-3.383cm" draw:escape-direction="right"/>
          <draw:glue-point draw:id="8" svg:x="5cm" svg:y="3.073cm" draw:escape-direction="down"/>
          <draw:glue-point draw:id="9" svg:x="-2.5cm" svg:y="5.001cm" draw:escape-direction="left"/>
          <draw:glue-point draw:id="10" svg:x="-5cm" svg:y="2.321cm"/>
          <draw:glue-point draw:id="11" svg:x="-5cm" svg:y="-2.557cm"/>
          <draw:glue-point draw:id="12" svg:x="-5cm" svg:y="5.001cm"/>
          <draw:glue-point draw:id="13" svg:x="-5cm" svg:y="-4.998cm"/>
          <draw:glue-point draw:id="14" svg:x="5cm" svg:y="-4.998cm"/>
          <draw:glue-point draw:id="15" svg:x="5cm" svg:y="5.001cm"/>
          <text:p text:style-name="P1"><text:span text:style-name="T5">VORL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9.746cm" svg:y1="6cm" svg:x2="25.5cm" svg:y2="12.5cm" draw:start-shape="id60" draw:start-glue-point="1" draw:end-shape="id63" draw:end-glue-point="0" svg:d="m19746 6000h5754v6500">
          <text:p/>
        </draw:connector>
        <draw:custom-shape draw:style-name="gr1" draw:text-style-name="P7" draw:id="id59" draw:layer="layout" svg:width="3cm" svg:height="2cm" svg:x="16.5cm" svg:y="3cm">
          <draw:glue-point draw:id="4" svg:x="2.5cm" svg:y="5.001cm" draw:escape-direction="down"/>
          <draw:glue-point draw:id="5" svg:x="-2.5cm" svg:y="-4.998cm"/>
          <draw:glue-point draw:id="6" svg:x="2.5cm" svg:y="-4.998cm" draw:escape-direction="right"/>
          <draw:glue-point draw:id="7" svg:x="5cm" svg:y="-3.383cm" draw:escape-direction="right"/>
          <draw:glue-point draw:id="8" svg:x="5cm" svg:y="3.073cm" draw:escape-direction="down"/>
          <draw:glue-point draw:id="9" svg:x="-2.5cm" svg:y="5.001cm" draw:escape-direction="left"/>
          <draw:glue-point draw:id="10" svg:x="-5cm" svg:y="2.321cm"/>
          <draw:glue-point draw:id="11" svg:x="-5cm" svg:y="-2.557cm"/>
          <draw:glue-point draw:id="12" svg:x="-5cm" svg:y="5.001cm"/>
          <draw:glue-point draw:id="13" svg:x="-5cm" svg:y="-4.998cm"/>
          <draw:glue-point draw:id="14" svg:x="5cm" svg:y="-4.998cm"/>
          <draw:glue-point draw:id="15" svg:x="5cm" svg:y="5.001cm"/>
          <text:p text:style-name="P1"><text:span text:style-name="T5">person_al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7" draw:id="id63" draw:layer="layout" svg:width="3cm" svg:height="1cm" svg:x="24cm" svg:y="12.5cm">
          <draw:glue-point draw:id="4" svg:x="2.5cm" svg:y="5.001cm" draw:escape-direction="down"/>
          <draw:glue-point draw:id="5" svg:x="-2.5cm" svg:y="-4.998cm"/>
          <draw:glue-point draw:id="6" svg:x="2.5cm" svg:y="-4.998cm" draw:escape-direction="right"/>
          <draw:glue-point draw:id="7" svg:x="5cm" svg:y="-3.383cm" draw:escape-direction="right"/>
          <draw:glue-point draw:id="8" svg:x="5cm" svg:y="3.073cm" draw:escape-direction="down"/>
          <draw:glue-point draw:id="9" svg:x="-2.5cm" svg:y="5.001cm" draw:escape-direction="left"/>
          <draw:glue-point draw:id="10" svg:x="-5cm" svg:y="2.321cm"/>
          <draw:glue-point draw:id="11" svg:x="-5cm" svg:y="-2.557cm"/>
          <draw:glue-point draw:id="12" svg:x="-5cm" svg:y="5.001cm"/>
          <draw:glue-point draw:id="13" svg:x="-5cm" svg:y="-4.998cm"/>
          <draw:glue-point draw:id="14" svg:x="5cm" svg:y="-4.998cm"/>
          <draw:glue-point draw:id="15" svg:x="5cm" svg:y="5.001cm"/>
          <text:p text:style-name="P1"><text:span text:style-name="T5">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7" draw:id="id52" draw:layer="layout" svg:width="3cm" svg:height="2cm" svg:x="16.5cm" svg:y="14.5cm">
          <draw:glue-point draw:id="4" svg:x="2.5cm" svg:y="5.001cm" draw:escape-direction="down"/>
          <draw:glue-point draw:id="5" svg:x="-2.5cm" svg:y="-4.998cm"/>
          <draw:glue-point draw:id="6" svg:x="2.5cm" svg:y="-4.998cm" draw:escape-direction="right"/>
          <draw:glue-point draw:id="7" svg:x="5cm" svg:y="-3.383cm" draw:escape-direction="right"/>
          <draw:glue-point draw:id="8" svg:x="5cm" svg:y="3.073cm" draw:escape-direction="down"/>
          <draw:glue-point draw:id="9" svg:x="-2.5cm" svg:y="5.001cm" draw:escape-direction="left"/>
          <draw:glue-point draw:id="10" svg:x="-5cm" svg:y="2.321cm"/>
          <draw:glue-point draw:id="11" svg:x="-5cm" svg:y="-2.557cm"/>
          <draw:glue-point draw:id="12" svg:x="-5cm" svg:y="5.001cm"/>
          <draw:glue-point draw:id="13" svg:x="-5cm" svg:y="-4.998cm"/>
          <draw:glue-point draw:id="14" svg:x="5cm" svg:y="-4.998cm"/>
          <draw:glue-point draw:id="15" svg:x="5cm" svg:y="5.001cm"/>
          <text:p text:style-name="P1"><text:span text:style-name="T5">rec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7" draw:id="id65" draw:layer="layout" svg:width="3cm" svg:height="1cm" svg:x="41.739cm" svg:y="23cm">
          <text:p text:style-name="P1"><text:span text:style-name="T5">contains 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64" draw:layer="layout" svg:width="3.502cm" svg:height="0.9cm" svg:x="41.5cm" svg:y="20.2cm">
          <text:p text:style-name="P1"><text:span text:style-name="T5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7" draw:id="id67" draw:layer="layout" svg:width="3cm" svg:height="2cm" svg:x="54cm" svg:y="26.5cm">
          <draw:glue-point draw:id="4" svg:x="2.5cm" svg:y="5.001cm" draw:escape-direction="down"/>
          <draw:glue-point draw:id="5" svg:x="-2.5cm" svg:y="-4.998cm"/>
          <draw:glue-point draw:id="6" svg:x="2.5cm" svg:y="-4.998cm" draw:escape-direction="right"/>
          <draw:glue-point draw:id="7" svg:x="5cm" svg:y="-3.383cm" draw:escape-direction="right"/>
          <draw:glue-point draw:id="8" svg:x="5cm" svg:y="3.073cm" draw:escape-direction="down"/>
          <draw:glue-point draw:id="9" svg:x="-2.5cm" svg:y="5.001cm" draw:escape-direction="left"/>
          <draw:glue-point draw:id="10" svg:x="-5cm" svg:y="2.321cm"/>
          <draw:glue-point draw:id="11" svg:x="-5cm" svg:y="-2.557cm"/>
          <draw:glue-point draw:id="12" svg:x="-5cm" svg:y="5.001cm"/>
          <draw:glue-point draw:id="13" svg:x="-5cm" svg:y="-4.998cm"/>
          <draw:glue-point draw:id="14" svg:x="5cm" svg:y="-4.998cm"/>
          <draw:glue-point draw:id="15" svg:x="5cm" svg:y="5.001cm"/>
          <text:p text:style-name="P1"><text:span text:style-name="T5">rec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3.251cm" svg:y1="21.1cm" svg:x2="43.239cm" svg:y2="23cm" draw:start-shape="id64" draw:start-glue-point="2" draw:end-shape="id65" draw:end-glue-point="0" svg:d="m43251 21100v950h-12v950">
          <text:p/>
        </draw:connector>
        <draw:connector draw:style-name="gr2" draw:text-style-name="P1" draw:layer="layout" svg:x1="43.239cm" svg:y1="24cm" svg:x2="45.5cm" svg:y2="29cm" draw:start-shape="id65" draw:start-glue-point="2" draw:end-shape="id66" draw:end-glue-point="0" svg:d="m43239 24000v2500h2261v2500">
          <text:p/>
        </draw:connector>
        <draw:custom-shape draw:style-name="gr1" draw:text-style-name="P7" draw:id="id66" draw:layer="layout" svg:width="3cm" svg:height="2cm" svg:x="44cm" svg:y="29cm">
          <draw:glue-point draw:id="4" svg:x="2.5cm" svg:y="5.001cm" draw:escape-direction="down"/>
          <draw:glue-point draw:id="5" svg:x="-2.5cm" svg:y="-4.998cm"/>
          <draw:glue-point draw:id="6" svg:x="2.5cm" svg:y="-4.998cm" draw:escape-direction="right"/>
          <draw:glue-point draw:id="7" svg:x="5cm" svg:y="-3.383cm" draw:escape-direction="right"/>
          <draw:glue-point draw:id="8" svg:x="5cm" svg:y="3.073cm" draw:escape-direction="down"/>
          <draw:glue-point draw:id="9" svg:x="-2.5cm" svg:y="5.001cm" draw:escape-direction="left"/>
          <draw:glue-point draw:id="10" svg:x="-5cm" svg:y="2.321cm"/>
          <draw:glue-point draw:id="11" svg:x="-5cm" svg:y="-2.557cm"/>
          <draw:glue-point draw:id="12" svg:x="-5cm" svg:y="5.001cm"/>
          <draw:glue-point draw:id="13" svg:x="-5cm" svg:y="-4.998cm"/>
          <draw:glue-point draw:id="14" svg:x="5cm" svg:y="-4.998cm"/>
          <draw:glue-point draw:id="15" svg:x="5cm" svg:y="5.001cm"/>
          <text:p text:style-name="P1"><text:span text:style-name="T5">so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7cm" svg:y1="30cm" svg:x2="54cm" svg:y2="27.5cm" draw:start-shape="id66" draw:start-glue-point="1" draw:end-shape="id67" draw:end-glue-point="3" svg:d="m47000 30000h3500v-2500h3500">
          <text:p/>
        </draw:connecto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B_5f_Table" style:display-name="DB_Table" style:family="graphic" style:parent-style-name="standard">
      <style:graphic-properties draw:stroke-dash="Dash_20_2" draw:fill-gradient-name="Gradient_20_7" draw:fill-hatch-name="Hatch_20_1" draw:fill-image-name="Bitmape_20_1" draw:textarea-vertical-align="top"/>
      <style:text-properties fo:font-size="12pt"/>
    </style:style>
    <style:style style:name="DB_5f_ColumList" style:display-name="DB_ColumList" style:family="graphic" style:parent-style-name="standard">
      <style:graphic-properties draw:stroke-dash="Dash_20_2" draw:fill-color="#33a3a3" draw:fill-gradient-name="Gradient_20_7" draw:fill-hatch-name="Hatch_20_1" draw:fill-image-name="Bitmape_20_1" draw:fill-image-width="0cm" draw:fill-image-height="0cm" draw:textarea-horizontal-align="left" draw:textarea-vertical-align="top"/>
      <style:paragraph-properties fo:text-align="start"/>
      <style:text-properties fo:font-size="10pt"/>
    </style:style>
    <style:style style:name="DB_5f_Comment" style:display-name="DB_Comment" style:family="graphic" style:parent-style-name="title2">
      <style:graphic-properties draw:stroke="dash" draw:stroke-dash="Ultrafine_20_Dashed" draw:fill="solid" draw:fill-color="#ffffff" draw:fill-gradient-name="Gradient_20_8" draw:fill-hatch-name="Hatch_20_1" draw:fill-image-name="Bitmape_20_1" draw:fill-image-width="0cm" draw:fill-image-height="0cm" draw:shadow="hidden"/>
      <style:text-properties fo:font-size="10pt"/>
    </style:style>
    <style:style style:name="DB_5f_Comment_5f_Connector" style:display-name="DB_Comment_Connector" style:family="graphic" style:parent-style-name="standard">
      <style:graphic-properties draw:stroke="dash" draw:stroke-dash="Ultrafine_20_Dashed" draw:fill-gradient-name="Gradient_20_8" draw:fill-hatch-name="Hatch_20_1" draw:fill-image-name="Bitmape_20_1"/>
    </style:style>
    <style:style style:name="Form_5f_Input" style:display-name="Form_Input" style:family="graphic" style:parent-style-name="standard">
      <style:graphic-properties draw:stroke-dash="Dash_20_2" draw:fill-color="#b3b3b3" draw:fill-gradient-name="Gradient_20_8" draw:fill-hatch-name="Hatch_20_1" draw:fill-image-name="Bitmape_20_1" draw:fill-image-width="0cm" draw:fill-image-height="0cm"/>
    </style:style>
    <style:style style:name="Form_5f_Button" style:display-name="Form_Button" style:family="graphic" style:parent-style-name="textbodyindent">
      <style:graphic-properties draw:stroke-dash="Dash_20_2" draw:fill-gradient-name="Gradient_20_8" draw:fill-hatch-name="Hatch_20_1" draw:fill-image-name="Bitmape_20_1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4cm" svg:x="1cm" svg:y="3.09cm" draw:page-number="1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Default" style:page-layout-name="PM1" draw:style-name="Mdp1">
      <draw:frame presentation:style-name="Default-title" draw:layer="backgroundobjects" svg:width="105.206cm" svg:height="13.707cm" svg:x="6.836cm" svg:y="4.264cm" presentation:class="title" presentation:placeholder="true">
        <draw:text-box/>
      </draw:frame>
      <draw:frame presentation:style-name="Default-outline1" draw:layer="backgroundobjects" svg:width="105.206cm" svg:height="54.186cm" svg:x="6.836cm" svg:y="20.203cm" presentation:class="outline" presentation:placeholder="true">
        <draw:text-box/>
      </draw:frame>
      <draw:frame presentation:style-name="Mpr1" draw:text-style-name="MP1" draw:layer="backgroundobjects" svg:width="27.234cm" svg:height="5.661cm" svg:x="6.836cm" svg:y="75.78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7.053cm" svg:height="5.661cm" svg:x="40.971cm" svg:y="75.78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7.234cm" svg:height="5.661cm" svg:x="84.808cm" svg:y="75.7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8T12:33:51</meta:creation-date>
    <meta:editing-duration>PT102H41M39S</meta:editing-duration>
    <meta:editing-cycles>36</meta:editing-cycles>
    <dc:date>2010-05-09T15:07:05</dc:date>
    <meta:generator>OpenOffice.org/3.2$Unix OpenOffice.org_project/320m12$Build-9483</meta:generator>
    <meta:document-statistic meta:object-count="612"/>
  </office:meta>
</office:document-meta>
</file>